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97cm"/>
    </style:style>
    <style:style style:name="co3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4"/>
        <table:table-column table:style-name="co1" table:number-columns-repeated="5" table:default-cell-style-name="ce4"/>
        <table:table-row table:style-name="ro1">
          <table:table-cell table:style-name="ce1" office:value-type="string">
            <text:p>Item </text:p>
          </table:table-cell>
          <table:table-cell table:style-name="ce1" office:value-type="string">
            <text:p>Cost </text:p>
          </table:table-cell>
          <table:table-cell table:style-name="ce1" office:value-type="string">
            <text:p>Weight</text:p>
          </table:table-cell>
          <table:table-cell table:number-columns-repeated="4"/>
        </table:table-row>
        <table:table-row table:style-name="ro1">
          <table:table-cell office:value-type="string">
            <text:p>Alchemical materials, exotic <text:s/></text:p>
          </table:table-cell>
          <table:table-cell office:value-type="string">
            <text:p>11 gp–25+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Alchemical materials, rare <text:s/></text:p>
          </table:table-cell>
          <table:table-cell office:value-type="string">
            <text:p>2 gp–10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Alchemical materials, unusual <text:s/></text:p>
          </table:table-cell>
          <table:table-cell office:value-type="string">
            <text:p>1 sp–1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Alchemical Tooth</text:p>
          </table:table-cell>
          <table:table-cell office:value-type="string">
            <text:p>300 gp</text:p>
          </table:table-cell>
          <table:table-cell table:number-columns-repeated="5"/>
        </table:table-row>
        <table:table-row table:style-name="ro1">
          <table:table-cell office:value-type="string">
            <text:p>Almond oil </text:p>
          </table:table-cell>
          <table:table-cell office:value-type="string">
            <text:p>10 gp</text:p>
          </table:table-cell>
          <table:table-cell table:number-columns-repeated="5"/>
        </table:table-row>
        <table:table-row table:style-name="ro1">
          <table:table-cell office:value-type="string">
            <text:p>Almonds </text:p>
          </table:table-cell>
          <table:table-cell office:value-type="string">
            <text:p>3 gp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ltar case, granite</text:p>
          </table:table-cell>
          <table:table-cell office:value-type="string">
            <text:p>40 gp</text:p>
          </table:table-cell>
          <table:table-cell office:value-type="string">
            <text:p>40 Ib.†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ase, spruce</text:p>
          </table:table-cell>
          <table:table-cell office:value-type="string">
            <text:p>20 gp</text:p>
          </table:table-cell>
          <table:table-cell office:value-type="string">
            <text:p>5 lb.†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loth, dyed</text:p>
          </table:table-cell>
          <table:table-cell office:value-type="string">
            <text:p>+5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loth, gold brocade</text:p>
          </table:table-cell>
          <table:table-cell office:value-type="string">
            <text:p>40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loth, linen</text:p>
          </table:table-cell>
          <table:table-cell office:value-type="string">
            <text:p>15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loth, silk</text:p>
          </table:table-cell>
          <table:table-cell office:value-type="string">
            <text:p>35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loth, small</text:p>
          </table:table-cell>
          <table:table-cell office:value-type="string">
            <text:p>3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loth, velvet</text:p>
          </table:table-cell>
          <table:table-cell office:value-type="string">
            <text:p>30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office:value-type="string">
            <text:p>Angelica </text:p>
          </table:table-cell>
          <table:table-cell office:value-type="string">
            <text:p>5 cp</text:p>
          </table:table-cell>
          <table:table-cell table:number-columns-repeated="5"/>
        </table:table-row>
        <table:table-row table:style-name="ro1">
          <table:table-cell office:value-type="string">
            <text:p>Animal call </text:p>
          </table:table-cell>
          <table:table-cell office:value-type="string">
            <text:p>2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Animal trainer’s kit </text:p>
          </table:table-cell>
          <table:table-cell office:value-type="string">
            <text:p>5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Animal training kit </text:p>
          </table:table-cell>
          <table:table-cell office:value-type="string">
            <text:p>75 gp </text:p>
          </table:table-cell>
          <table:table-cell office:value-type="string">
            <text:p>15 lb.</text:p>
          </table:table-cell>
          <table:table-cell table:number-columns-repeated="4"/>
        </table:table-row>
        <table:table-row table:style-name="ro1">
          <table:table-cell office:value-type="string">
            <text:p>Animal training outfit </text:p>
          </table:table-cell>
          <table:table-cell office:value-type="string">
            <text:p>10 gp 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Animal training pole </text:p>
          </table:table-cell>
          <table:table-cell office:value-type="string">
            <text:p>10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Anise </text:p>
          </table:table-cell>
          <table:table-cell office:value-type="string">
            <text:p>3 cp</text:p>
          </table:table-cell>
          <table:table-cell table:number-columns-repeated="5"/>
        </table:table-row>
        <table:table-row table:style-name="ro1">
          <table:table-cell office:value-type="string">
            <text:p>Apples</text:p>
          </table:table-cell>
          <table:table-cell office:value-type="string">
            <text:p>1 gp/lb.</text:p>
          </table:table-cell>
          <table:table-cell table:number-columns-repeated="5"/>
        </table:table-row>
        <table:table-row table:style-name="ro1">
          <table:table-cell office:value-type="string">
            <text:p>Apricots </text:p>
          </table:table-cell>
          <table:table-cell office:value-type="string">
            <text:p>15 gp/lb.</text:p>
          </table:table-cell>
          <table:table-cell table:number-columns-repeated="5"/>
        </table:table-row>
        <table:table-row table:style-name="ro1">
          <table:table-cell office:value-type="string">
            <text:p>Apron, leather </text:p>
          </table:table-cell>
          <table:table-cell office:value-type="string">
            <text:p>3 s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Arcane material, exotic <text:s/></text:p>
          </table:table-cell>
          <table:table-cell office:value-type="string">
            <text:p>6 gp–25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Arcane material, rare</text:p>
          </table:table-cell>
          <table:table-cell office:value-type="string">
            <text:p>1 gp–5 gp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Arcane material, unique <text:s/></text:p>
          </table:table-cell>
          <table:table-cell office:value-type="string">
            <text:p>25 gp–100+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Armor maintenance kit </text:p>
          </table:table-cell>
          <table:table-cell office:value-type="string">
            <text:p>1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scender/slider </text:p>
          </table:table-cell>
          <table:table-cell office:value-type="string">
            <text:p>2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spergillum, gold</text:p>
          </table:table-cell>
          <table:table-cell office:value-type="string">
            <text:p>45 gp</text:p>
          </table:table-cell>
          <table:table-cell office:value-type="string">
            <text:p>3 lb.†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spergillum, iron</text:p>
          </table:table-cell>
          <table:table-cell office:value-type="string">
            <text:p>5 gp</text:p>
          </table:table-cell>
          <table:table-cell office:value-type="string">
            <text:p>3 lb.†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spergillum, silver</text:p>
          </table:table-cell>
          <table:table-cell office:value-type="string">
            <text:p>20 gp</text:p>
          </table:table-cell>
          <table:table-cell office:value-type="string">
            <text:p>3 lb.†</text:p>
          </table:table-cell>
          <table:table-cell table:number-columns-repeated="4"/>
        </table:table-row>
        <table:table-row table:style-name="ro1">
          <table:table-cell office:value-type="string">
            <text:p>Bacon </text:p>
          </table:table-cell>
          <table:table-cell office:value-type="string">
            <text:p>4 gp</text:p>
          </table:table-cell>
          <table:table-cell table:number-columns-repeated="5"/>
        </table:table-row>
        <table:table-row table:style-name="ro1">
          <table:table-cell office:value-type="string">
            <text:p>Balance pole </text:p>
          </table:table-cell>
          <table:table-cell office:value-type="string">
            <text:p>5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Banner/standard </text:p>
          </table:table-cell>
          <table:table-cell office:value-type="string">
            <text:p>30 gp+ </text:p>
          </table:table-cell>
          <table:table-cell office:value-type="string">
            <text:p>1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arbed wire (50 ft.) </text:p>
          </table:table-cell>
          <table:table-cell office:value-type="string">
            <text:p>75 gp </text:p>
          </table:table-cell>
          <table:table-cell office:value-type="string">
            <text:p>35 lb.</text:p>
          </table:table-cell>
          <table:table-cell table:number-columns-repeated="4"/>
        </table:table-row>
        <table:table-row table:style-name="ro1">
          <table:table-cell office:value-type="string">
            <text:p>Barley </text:p>
          </table:table-cell>
          <table:table-cell office:value-type="string">
            <text:p>1 gp</text:p>
          </table:table-cell>
          <table:table-cell table:number-columns-repeated="5"/>
        </table:table-row>
        <table:table-row table:style-name="ro1">
          <table:table-cell office:value-type="string">
            <text:p>Basil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Beef Corned </text:p>
          </table:table-cell>
          <table:table-cell office:value-type="string">
            <text:p>3 gp</text:p>
          </table:table-cell>
          <table:table-cell table:number-columns-repeated="5"/>
        </table:table-row>
        <table:table-row table:style-name="ro1">
          <table:table-cell office:value-type="string">
            <text:p>Beef Dried 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Beef Jerked </text:p>
          </table:table-cell>
          <table:table-cell office:value-type="string">
            <text:p>7 gp</text:p>
          </table:table-cell>
          <table:table-cell table:number-columns-repeated="5"/>
        </table:table-row>
        <table:table-row table:style-name="ro1">
          <table:table-cell office:value-type="string">
            <text:p>Beef Sausage </text:p>
          </table:table-cell>
          <table:table-cell office:value-type="string">
            <text:p>2 gp</text:p>
          </table:table-cell>
          <table:table-cell table:number-columns-repeated="5"/>
        </table:table-row>
        <table:table-row table:style-name="ro1">
          <table:table-cell office:value-type="string">
            <text:p>Beef Smoked </text:p>
          </table:table-cell>
          <table:table-cell office:value-type="string">
            <text:p>4 gp</text:p>
          </table:table-cell>
          <table:table-cell table:number-columns-repeated="5"/>
        </table:table-row>
        <table:table-row table:style-name="ro1">
          <table:table-cell office:value-type="string">
            <text:p>Beekeeper’s outfit </text:p>
          </table:table-cell>
          <table:table-cell office:value-type="string">
            <text:p>9 gp 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Belt Baldric </text:p>
          </table:table-cell>
          <table:table-cell office:value-type="string">
            <text:p>7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Belt Fine </text:p>
          </table:table-cell>
          <table:table-cell office:value-type="string">
            <text:p>25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Belt Leather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Bergamot </text:p>
          </table:table-cell>
          <table:table-cell office:value-type="string">
            <text:p>3 cp</text:p>
          </table:table-cell>
          <table:table-cell table:number-columns-repeated="5"/>
        </table:table-row>
        <table:table-row table:style-name="ro1">
          <table:table-cell table:style-name="ce2" office:value-type="string">
            <text:p>Billhook </text:p>
          </table:table-cell>
          <table:table-cell office:value-type="string">
            <text:p>5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odysuit, Black</text:p>
          </table:table-cell>
          <table:table-cell office:value-type="string">
            <text:p>3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olt cutters </text:p>
          </table:table-cell>
          <table:table-cell office:value-type="string">
            <text:p>6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Bolt cutters </text:p>
          </table:table-cell>
          <table:table-cell office:value-type="string">
            <text:p>6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ook, false </text:p>
          </table:table-cell>
          <table:table-cell office:value-type="string">
            <text:p>3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Boots High </text:p>
          </table:table-cell>
          <table:table-cell office:value-type="string">
            <text:p>5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oots Hip/wading </text:p>
          </table:table-cell>
          <table:table-cell office:value-type="string">
            <text:p>1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Boots Low </text:p>
          </table:table-cell>
          <table:table-cell office:value-type="string">
            <text:p>3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Boots Riding </text:p>
          </table:table-cell>
          <table:table-cell office:value-type="string">
            <text:p>1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oots, Smuggler’s</text:p>
          </table:table-cell>
          <table:table-cell office:value-type="string">
            <text:p>1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orage </text:p>
          </table:table-cell>
          <table:table-cell office:value-type="string">
            <text:p>2 cp</text:p>
          </table:table-cell>
          <table:table-cell table:number-columns-repeated="5"/>
        </table:table-row>
        <table:table-row table:style-name="ro1">
          <table:table-cell table:style-name="ce2" office:value-type="string">
            <text:p>Branding ironpoker/poker</text:p>
          </table:table-cell>
          <table:table-cell office:value-type="string">
            <text:p>2 gp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field, bronze</text:p>
          </table:table-cell>
          <table:table-cell office:value-type="string">
            <text:p>4 gp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field, sliver</text:p>
          </table:table-cell>
          <table:table-cell office:value-type="string">
            <text:p>15 gp</text:p>
          </table:table-cell>
          <table:table-cell office:value-type="string">
            <text:p>6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large, bronze</text:p>
          </table:table-cell>
          <table:table-cell office:value-type="string">
            <text:p>30 gp</text:p>
          </table:table-cell>
          <table:table-cell office:value-type="string">
            <text:p>75 I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large, gold</text:p>
          </table:table-cell>
          <table:table-cell office:value-type="string">
            <text:p>110 gp</text:p>
          </table:table-cell>
          <table:table-cell office:value-type="string">
            <text:p>16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large, silver</text:p>
          </table:table-cell>
          <table:table-cell office:value-type="string">
            <text:p>70 gp</text:p>
          </table:table-cell>
          <table:table-cell office:value-type="string">
            <text:p>8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medium, bronze</text:p>
          </table:table-cell>
          <table:table-cell office:value-type="string">
            <text:p>17 gp</text:p>
          </table:table-cell>
          <table:table-cell office:value-type="string">
            <text:p>25 I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medium, gold</text:p>
          </table:table-cell>
          <table:table-cell office:value-type="string">
            <text:p>70 gp</text:p>
          </table:table-cell>
          <table:table-cell office:value-type="string">
            <text:p>60 I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medium, silver</text:p>
          </table:table-cell>
          <table:table-cell office:value-type="string">
            <text:p>30 gp</text:p>
          </table:table-cell>
          <table:table-cell office:value-type="string">
            <text:p>30 Ib</text:p>
          </table:table-cell>
          <table:table-cell table:number-columns-repeated="4"/>
        </table:table-row>
        <table:table-row table:style-name="ro1">
          <table:table-cell office:value-type="string">
            <text:p>Breeches/pants Bustle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reeches/pants Cotton </text:p>
          </table:table-cell>
          <table:table-cell office:value-type="string">
            <text:p>1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reeches/pants Leather </text:p>
          </table:table-cell>
          <table:table-cell office:value-type="string">
            <text:p>8 sp </text:p>
          </table:table-cell>
          <table:table-cell office:value-type="string">
            <text:p>1.5 lb.</text:p>
          </table:table-cell>
          <table:table-cell table:number-columns-repeated="4"/>
        </table:table-row>
        <table:table-row table:style-name="ro1">
          <table:table-cell office:value-type="string">
            <text:p>Breeches/pants Sackcloth </text:p>
          </table:table-cell>
          <table:table-cell office:value-type="string">
            <text:p>5 c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reeches/pants Silk </text:p>
          </table:table-cell>
          <table:table-cell office:value-type="string">
            <text:p>8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Breeches/pants Velvet </text:p>
          </table:table-cell>
          <table:table-cell office:value-type="string">
            <text:p>4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reeches/pants Woolen </text:p>
          </table:table-cell>
          <table:table-cell office:value-type="string">
            <text:p>5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rewmaker, dwarven</text:p>
          </table:table-cell>
          <table:table-cell office:value-type="string">
            <text:p>4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ewmaker, dwarven cage</text:p>
          </table:table-cell>
          <table:table-cell office:value-type="string">
            <text:p><text:s/>4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ewmaker, dwarven cage , Diminutive </text:p>
          </table:table-cell>
          <table:table-cell office:value-type="string">
            <text:p>10 gp </text:p>
          </table:table-cell>
          <table:table-cell office:value-type="string">
            <text:p>13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ewmaker, dwarven cage , Large </text:p>
          </table:table-cell>
          <table:table-cell office:value-type="string">
            <text:p>75 gp </text:p>
          </table:table-cell>
          <table:table-cell office:value-type="string">
            <text:p>20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ewmaker, dwarven cage , Medium-size </text:p>
          </table:table-cell>
          <table:table-cell office:value-type="string">
            <text:p>50 gp </text:p>
          </table:table-cell>
          <table:table-cell office:value-type="string">
            <text:p>10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ewmaker, dwarven cage , Small </text:p>
          </table:table-cell>
          <table:table-cell office:value-type="string">
            <text:p>25 gp </text:p>
          </table:table-cell>
          <table:table-cell office:value-type="string">
            <text:p>7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ewmaker, dwarven cage , Tiny </text:p>
          </table:table-cell>
          <table:table-cell office:value-type="string">
            <text:p>15 gp </text:p>
          </table:table-cell>
          <table:table-cell office:value-type="string">
            <text:p>25 l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Bridle of Ease</text:p>
          </table:table-cell>
          <table:table-cell office:value-type="string">
            <text:p>500 gp</text:p>
          </table:table-cell>
          <table:table-cell office:value-type="string">
            <text:p>1 l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Buckle (large) Fancy </text:p>
          </table:table-cell>
          <table:table-cell office:value-type="string">
            <text:p>1 gp+ </text:p>
          </table:table-cell>
          <table:table-cell office:value-type="string">
            <text:p>—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Buckle (large) Plain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Buckwheat </text:p>
          </table:table-cell>
          <table:table-cell office:value-type="string">
            <text:p>5 s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Buffalo Dried </text:p>
          </table:table-cell>
          <table:table-cell office:value-type="string">
            <text:p>30 g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Buffalo Jerked </text:p>
          </table:table-cell>
          <table:table-cell office:value-type="string">
            <text:p>45 g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Cage Diminutive</text:p>
          </table:table-cell>
          <table:table-cell office:value-type="string">
            <text:p>10 gp </text:p>
          </table:table-cell>
          <table:table-cell office:value-type="string">
            <text:p>13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ge Large </text:p>
          </table:table-cell>
          <table:table-cell office:value-type="string">
            <text:p>75 gp </text:p>
          </table:table-cell>
          <table:table-cell office:value-type="string">
            <text:p>200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Cage Medium-size </text:p>
          </table:table-cell>
          <table:table-cell office:value-type="string">
            <text:p>50 gp </text:p>
          </table:table-cell>
          <table:table-cell office:value-type="string">
            <text:p>100 l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Cage Small </text:p>
          </table:table-cell>
          <table:table-cell office:value-type="string">
            <text:p>25 gp </text:p>
          </table:table-cell>
          <table:table-cell office:value-type="string">
            <text:p>75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ge Tiny </text:p>
          </table:table-cell>
          <table:table-cell office:value-type="string">
            <text:p>15 gp </text:p>
          </table:table-cell>
          <table:table-cell office:value-type="string">
            <text:p>25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ge, Diminutive </text:p>
          </table:table-cell>
          <table:table-cell office:value-type="string">
            <text:p>10 gp </text:p>
          </table:table-cell>
          <table:table-cell office:value-type="string">
            <text:p>13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ge, Large </text:p>
          </table:table-cell>
          <table:table-cell office:value-type="string">
            <text:p>75 gp </text:p>
          </table:table-cell>
          <table:table-cell office:value-type="string">
            <text:p>200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ge, Medium-size </text:p>
          </table:table-cell>
          <table:table-cell office:value-type="string">
            <text:p>50 gp </text:p>
          </table:table-cell>
          <table:table-cell office:value-type="string">
            <text:p>100 l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Cage, Small </text:p>
          </table:table-cell>
          <table:table-cell office:value-type="string">
            <text:p>25 gp </text:p>
          </table:table-cell>
          <table:table-cell office:value-type="string">
            <text:p>75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ge, Tiny </text:p>
          </table:table-cell>
          <table:table-cell office:value-type="string">
            <text:p>15 gp </text:p>
          </table:table-cell>
          <table:table-cell office:value-type="string">
            <text:p>25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mouflage kit </text:p>
          </table:table-cell>
          <table:table-cell office:value-type="string">
            <text:p>40 gp </text:p>
          </table:table-cell>
          <table:table-cell office:value-type="string">
            <text:p>5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elabra, 16-candle, gold</text:p>
          </table:table-cell>
          <table:table-cell office:value-type="string">
            <text:p>45 gp</text:p>
          </table:table-cell>
          <table:table-cell office:value-type="string">
            <text:p>6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elabra, 16-candle, silver</text:p>
          </table:table-cell>
          <table:table-cell office:value-type="string">
            <text:p>25 gp</text:p>
          </table:table-cell>
          <table:table-cell office:value-type="string">
            <text:p>3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elabra, 8-candle, gold</text:p>
          </table:table-cell>
          <table:table-cell office:value-type="string">
            <text:p>35 gp</text:p>
          </table:table-cell>
          <table:table-cell office:value-type="string">
            <text:p>2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elabra, 8-candle, silver</text:p>
          </table:table-cell>
          <table:table-cell office:value-type="string">
            <text:p>20 gp</text:p>
          </table:table-cell>
          <table:table-cell office:value-type="string">
            <text:p>1 I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elabra, eight-candle Gold </text:p>
          </table:table-cell>
          <table:table-cell office:value-type="string">
            <text:p>35 gp </text:p>
          </table:table-cell>
          <table:table-cell office:value-type="string">
            <text:p>2 l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Candelabra, eight-candle Gold </text:p>
          </table:table-cell>
          <table:table-cell office:value-type="string">
            <text:p>35 gp </text:p>
          </table:table-cell>
          <table:table-cell office:value-type="string">
            <text:p>2 l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>
            <text:p>Candelabra, eight-candle Silver</text:p>
          </table:table-cell>
          <table:table-cell office:value-type="string">
            <text:p>20 gp </text:p>
          </table:table-cell>
          <table:table-cell office:value-type="string">
            <text:p>1 l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Candelabra, eight-candle Silver </text:p>
          </table:table-cell>
          <table:table-cell office:value-type="string">
            <text:p>20 gp </text:p>
          </table:table-cell>
          <table:table-cell office:value-type="string">
            <text:p>1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elabra, four-candle Gold </text:p>
          </table:table-cell>
          <table:table-cell office:value-type="string">
            <text:p>25 gp </text:p>
          </table:table-cell>
          <table:table-cell office:value-type="string">
            <text:p>1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ndelabra, four-candle Gold </text:p>
          </table:table-cell>
          <table:table-cell office:value-type="string">
            <text:p>25 gp </text:p>
          </table:table-cell>
          <table:table-cell office:value-type="string">
            <text:p>1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Candelabra, four-candle Silver </text:p>
          </table:table-cell>
          <table:table-cell office:value-type="string">
            <text:p>10 gp </text:p>
          </table:table-cell>
          <table:table-cell office:value-type="string">
            <text:p>1/2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Candelabra, four-candle Silver </text:p>
          </table:table-cell>
          <table:table-cell office:value-type="string">
            <text:p>10 gp </text:p>
          </table:table-cell>
          <table:table-cell office:value-type="string">
            <text:p>1/2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Candelabra, sixteen-candle Gold </text:p>
          </table:table-cell>
          <table:table-cell office:value-type="string">
            <text:p>45 gp </text:p>
          </table:table-cell>
          <table:table-cell office:value-type="string">
            <text:p>6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ndelabra, sixteen-candle Gold </text:p>
          </table:table-cell>
          <table:table-cell office:value-type="string">
            <text:p>45 gp </text:p>
          </table:table-cell>
          <table:table-cell office:value-type="string">
            <text:p>6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elabra, sixteen-candle Silver </text:p>
          </table:table-cell>
          <table:table-cell office:value-type="string">
            <text:p>25 gp </text:p>
          </table:table-cell>
          <table:table-cell office:value-type="string">
            <text:p>3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Candelabra, sixteen-candle Silver </text:p>
          </table:table-cell>
          <table:table-cell office:value-type="string">
            <text:p>25 gp </text:p>
          </table:table-cell>
          <table:table-cell office:value-type="string">
            <text:p>3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Candle mold </text:p>
          </table:table-cell>
          <table:table-cell office:value-type="string">
            <text:p>12 sp </text:p>
          </table:table-cell>
          <table:table-cell office:value-type="string">
            <text:p>5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le, 12-hour</text:p>
          </table:table-cell>
          <table:table-cell office:value-type="string">
            <text:p>5 sp</text:p>
          </table:table-cell>
          <table:table-cell office:value-type="string">
            <text:p>1/4 Ib,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le, insectbane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le, temple (per ft.)</text:p>
          </table:table-cell>
          <table:table-cell office:value-type="string">
            <text:p>1 gp</text:p>
          </table:table-cell>
          <table:table-cell office:value-type="string">
            <text:p>1/2 I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Candle, timekeeping</text:p>
          </table:table-cell>
          <table:table-cell office:value-type="string">
            <text:p>1 gp</text:p>
          </table:table-cell>
          <table:table-cell office:value-type="string">
            <text:p>1/4 I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Candle, vigil</text:p>
          </table:table-cell>
          <table:table-cell office:value-type="string">
            <text:p>10 gp</text:p>
          </table:table-cell>
          <table:table-cell office:value-type="string">
            <text:p>1/2 I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ndlestick, gold</text:p>
          </table:table-cell>
          <table:table-cell office:value-type="string">
            <text:p>20 gp</text:p>
          </table:table-cell>
          <table:table-cell office:value-type="string">
            <text:p>2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ndlestick, hand-held, gold</text:p>
          </table:table-cell>
          <table:table-cell office:value-type="string">
            <text:p>3 gp</text:p>
          </table:table-cell>
          <table:table-cell office:value-type="string">
            <text:p>1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ndlestick, hand-held, silver</text:p>
          </table:table-cell>
          <table:table-cell office:value-type="string">
            <text:p>5 sp</text:p>
          </table:table-cell>
          <table:table-cell office:value-type="string">
            <text:p>1/2 I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>
            <text:p>Candlestick, silver</text:p>
          </table:table-cell>
          <table:table-cell office:value-type="string">
            <text:p>12 gp</text:p>
          </table:table-cell>
          <table:table-cell office:value-type="string">
            <text:p>1 Ib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pe Full cape </text:p>
          </table:table-cell>
          <table:table-cell office:value-type="string">
            <text:p>1 gp </text:p>
          </table:table-cell>
          <table:table-cell office:value-type="string">
            <text:p>3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pe Half-cape </text:p>
          </table:table-cell>
          <table:table-cell office:value-type="string">
            <text:p>10 sp </text:p>
          </table:table-cell>
          <table:table-cell office:value-type="string">
            <text:p>1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>
            <text:p>Capsule Retainer </text:p>
          </table:table-cell>
          <table:table-cell office:value-type="string">
            <text:p>100 gp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Caraway </text:p>
          </table:table-cell>
          <table:table-cell office:value-type="string">
            <text:p>2 cp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Cardamon </text:p>
          </table:table-cell>
          <table:table-cell office:value-type="string">
            <text:p>1 g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Carrots </text:p>
          </table:table-cell>
          <table:table-cell office:value-type="string">
            <text:p>1 gp/oz.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Cashews </text:p>
          </table:table-cell>
          <table:table-cell office:value-type="string">
            <text:p>20 gp</text:p>
          </table:table-cell>
          <table:table-cell table:number-columns-repeated="5"/>
        </table:table-row>
        <table:table-row table:style-name="ro1">
          <table:table-cell office:value-type="string">
            <text:p>Cask </text:p>
          </table:table-cell>
          <table:table-cell office:value-type="string">
            <text:p>1 gp 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Censer, brass</text:p>
          </table:table-cell>
          <table:table-cell office:value-type="string">
            <text:p>1 gp</text:p>
          </table:table-cell>
          <table:table-cell office:value-type="string">
            <text:p>1 Ib.</text:p>
          </table:table-cell>
          <table:table-cell table:number-columns-repeated="4"/>
        </table:table-row>
        <table:table-row table:style-name="ro1">
          <table:table-cell office:value-type="string">
            <text:p>Censer, gold</text:p>
          </table:table-cell>
          <table:table-cell office:value-type="string">
            <text:p>5 gp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Censer, silver</text:p>
          </table:table-cell>
          <table:table-cell office:value-type="string">
            <text:p>3 gp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Chemise Linen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Chemise Sackcloth </text:p>
          </table:table-cell>
          <table:table-cell office:value-type="string">
            <text:p>8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Chemise Silk </text:p>
          </table:table-cell>
          <table:table-cell office:value-type="string">
            <text:p>6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Cherries </text:p>
          </table:table-cell>
          <table:table-cell office:value-type="string">
            <text:p>5 sp/oz.</text:p>
          </table:table-cell>
          <table:table-cell table:number-columns-repeated="5"/>
        </table:table-row>
        <table:table-row table:style-name="ro1">
          <table:table-cell office:value-type="string">
            <text:p>Chestnuts </text:p>
          </table:table-cell>
          <table:table-cell office:value-type="string">
            <text:p>1 gp</text:p>
          </table:table-cell>
          <table:table-cell table:number-columns-repeated="5"/>
        </table:table-row>
        <table:table-row table:style-name="ro1">
          <table:table-cell office:value-type="string">
            <text:p>Chick peas </text:p>
          </table:table-cell>
          <table:table-cell office:value-type="string">
            <text:p>3 gp</text:p>
          </table:table-cell>
          <table:table-cell table:number-columns-repeated="5"/>
        </table:table-row>
        <table:table-row table:style-name="ro1">
          <table:table-cell office:value-type="string">
            <text:p>Chilies </text:p>
          </table:table-cell>
          <table:table-cell office:value-type="string">
            <text:p>25 gp/lb.</text:p>
          </table:table-cell>
          <table:table-cell table:number-columns-repeated="5"/>
        </table:table-row>
        <table:table-row table:style-name="ro1">
          <table:table-cell office:value-type="string">
            <text:p>Chives </text:p>
          </table:table-cell>
          <table:table-cell office:value-type="string">
            <text:p>2 cp</text:p>
          </table:table-cell>
          <table:table-cell table:number-columns-repeated="5"/>
        </table:table-row>
        <table:table-row table:style-name="ro1">
          <table:table-cell office:value-type="string">
            <text:p>Cinnamon </text:p>
          </table:table-cell>
          <table:table-cell office:value-type="string">
            <text:p>1 gp</text:p>
          </table:table-cell>
          <table:table-cell table:number-columns-repeated="5"/>
        </table:table-row>
        <table:table-row table:style-name="ro1">
          <table:table-cell office:value-type="string">
            <text:p>Clary </text:p>
          </table:table-cell>
          <table:table-cell office:value-type="string">
            <text:p>8 cp</text:p>
          </table:table-cell>
          <table:table-cell table:number-columns-repeated="5"/>
        </table:table-row>
        <table:table-row table:style-name="ro1">
          <table:table-cell office:value-type="string">
            <text:p>Clever Bridle, 3 trick</text:p>
          </table:table-cell>
          <table:table-cell office:value-type="string">
            <text:p>1000 gp </text:p>
          </table:table-cell>
          <table:table-cell office:value-type="string">
            <text:p>1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lever Bridle,6 trick</text:p>
          </table:table-cell>
          <table:table-cell office:value-type="string">
            <text:p>400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lever Bridle,9 trick</text:p>
          </table:table-cell>
          <table:table-cell office:value-type="string">
            <text:p>900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Cloak Codpiece </text:p>
          </table:table-cell>
          <table:table-cell office:value-type="string">
            <text:p>6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Cloak Cotton </text:p>
          </table:table-cell>
          <table:table-cell office:value-type="string">
            <text:p>3 s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Cloak Fur </text:p>
          </table:table-cell>
          <table:table-cell office:value-type="string">
            <text:p>20 gp+ </text:p>
          </table:table-cell>
          <table:table-cell office:value-type="string">
            <text:p>6 lb.</text:p>
          </table:table-cell>
          <table:table-cell table:number-columns-repeated="4"/>
        </table:table-row>
        <table:table-row table:style-name="ro1">
          <table:table-cell office:value-type="string">
            <text:p>Cloak Wool </text:p>
          </table:table-cell>
          <table:table-cell office:value-type="string">
            <text:p>5 s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Cloak, forester’s </text:p>
          </table:table-cell>
          <table:table-cell office:value-type="string">
            <text:p>20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Cloves </text:p>
          </table:table-cell>
          <table:table-cell office:value-type="string">
            <text:p>20 gp</text:p>
          </table:table-cell>
          <table:table-cell table:number-columns-repeated="5"/>
        </table:table-row>
        <table:table-row table:style-name="ro1">
          <table:table-cell office:value-type="string">
            <text:p>Coat/jacket/jerkin Cotton </text:p>
          </table:table-cell>
          <table:table-cell office:value-type="string">
            <text:p>6 s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Coat/jacket/jerkin Fur </text:p>
          </table:table-cell>
          <table:table-cell office:value-type="string">
            <text:p>50 gp+ </text:p>
          </table:table-cell>
          <table:table-cell office:value-type="string">
            <text:p>6 lb.</text:p>
          </table:table-cell>
          <table:table-cell table:number-columns-repeated="4"/>
        </table:table-row>
        <table:table-row table:style-name="ro1">
          <table:table-cell office:value-type="string">
            <text:p>Coat/jacket/jerkin Leather </text:p>
          </table:table-cell>
          <table:table-cell office:value-type="string">
            <text:p>1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Coat/jacket/jerkin Removable sleeves </text:p>
          </table:table-cell>
          <table:table-cell office:value-type="string">
            <text:p>+5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Coat/jacket/jerkin Silk 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Coat/jacket/jerkin Velvet </text:p>
          </table:table-cell>
          <table:table-cell office:value-type="string">
            <text:p>8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Coat/jacket/jerkin Wool, winter </text:p>
          </table:table-cell>
          <table:table-cell office:value-type="string">
            <text:p>1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Coconut </text:p>
          </table:table-cell>
          <table:table-cell office:value-type="string">
            <text:p>50 gp/lb.</text:p>
          </table:table-cell>
          <table:table-cell table:number-columns-repeated="5"/>
        </table:table-row>
        <table:table-row table:style-name="ro1">
          <table:table-cell office:value-type="string">
            <text:p>Cod Salted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Cod Smoked </text:p>
          </table:table-cell>
          <table:table-cell office:value-type="string">
            <text:p>7 gp</text:p>
          </table:table-cell>
          <table:table-cell table:number-columns-repeated="5"/>
        </table:table-row>
        <table:table-row table:style-name="ro1">
          <table:table-cell office:value-type="string">
            <text:p>Coffee </text:p>
          </table:table-cell>
          <table:table-cell office:value-type="string">
            <text:p>50 gp/lb.</text:p>
          </table:table-cell>
          <table:table-cell table:number-columns-repeated="5"/>
        </table:table-row>
        <table:table-row table:style-name="ro1">
          <table:table-cell office:value-type="string">
            <text:p>Collapsible pole </text:p>
          </table:table-cell>
          <table:table-cell office:value-type="string">
            <text:p>20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llar of Material Entrapment</text:p>
          </table:table-cell>
          <table:table-cell office:value-type="string">
            <text:p>30 00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Collar, spiked </text:p>
          </table:table-cell>
          <table:table-cell office:value-type="string">
            <text:p>1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Coriander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Corset </text:p>
          </table:table-cell>
          <table:table-cell office:value-type="string">
            <text:p>25 gp 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Cosmetics, common <text:s/></text:p>
          </table:table-cell>
          <table:table-cell office:value-type="string">
            <text:p>1 cp–1 s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Cosmetics, exotic </text:p>
          </table:table-cell>
          <table:table-cell office:value-type="string">
            <text:p>11gp–25+ gp</text:p>
          </table:table-cell>
          <table:table-cell office:value-type="string">
            <text:p>1 oz. </text:p>
          </table:table-cell>
          <table:table-cell table:number-columns-repeated="4"/>
        </table:table-row>
        <table:table-row table:style-name="ro1">
          <table:table-cell office:value-type="string">
            <text:p>Cosmetics, rare <text:s/></text:p>
          </table:table-cell>
          <table:table-cell office:value-type="string">
            <text:p>2 gp–10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Cosmetics, unusual </text:p>
          </table:table-cell>
          <table:table-cell office:value-type="string">
            <text:p>2 sp–1 gp</text:p>
          </table:table-cell>
          <table:table-cell office:value-type="string">
            <text:p>1 oz. </text:p>
          </table:table-cell>
          <table:table-cell table:number-columns-repeated="4"/>
        </table:table-row>
        <table:table-row table:style-name="ro1">
          <table:table-cell office:value-type="string">
            <text:p>Costmary </text:p>
          </table:table-cell>
          <table:table-cell office:value-type="string">
            <text:p>3 cp</text:p>
          </table:table-cell>
          <table:table-cell table:number-columns-repeated="5"/>
        </table:table-row>
        <table:table-row table:style-name="ro1">
          <table:table-cell table:style-name="ce2" office:value-type="string">
            <text:p>Crane, portable, Str 22 </text:p>
          </table:table-cell>
          <table:table-cell office:value-type="string">
            <text:p>30 gp </text:p>
          </table:table-cell>
          <table:table-cell office:value-type="string">
            <text:p>7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rane, portable, Str 24 </text:p>
          </table:table-cell>
          <table:table-cell office:value-type="string">
            <text:p>60 gp </text:p>
          </table:table-cell>
          <table:table-cell office:value-type="string">
            <text:p>12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rane, portable, Str 28 </text:p>
          </table:table-cell>
          <table:table-cell office:value-type="string">
            <text:p>120 gp </text:p>
          </table:table-cell>
          <table:table-cell office:value-type="string">
            <text:p>250 lb.</text:p>
          </table:table-cell>
          <table:table-cell table:number-columns-repeated="4"/>
        </table:table-row>
        <table:table-row table:style-name="ro1">
          <table:table-cell office:value-type="string">
            <text:p>Crossbow sight, gnome </text:p>
          </table:table-cell>
          <table:table-cell office:value-type="string">
            <text:p>15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Cubeb </text:p>
          </table:table-cell>
          <table:table-cell office:value-type="string">
            <text:p>15 gp</text:p>
          </table:table-cell>
          <table:table-cell table:number-columns-repeated="5"/>
        </table:table-row>
        <table:table-row table:style-name="ro1">
          <table:table-cell office:value-type="string">
            <text:p>Cumin </text:p>
          </table:table-cell>
          <table:table-cell office:value-type="string">
            <text:p>3 cp</text:p>
          </table:table-cell>
          <table:table-cell table:number-columns-repeated="5"/>
        </table:table-row>
        <table:table-row table:style-name="ro1">
          <table:table-cell office:value-type="string">
            <text:p>Currants </text:p>
          </table:table-cell>
          <table:table-cell office:value-type="string">
            <text:p>1 sp/oz.</text:p>
          </table:table-cell>
          <table:table-cell table:number-columns-repeated="5"/>
        </table:table-row>
        <table:table-row table:style-name="ro1">
          <table:table-cell office:value-type="string">
            <text:p>Dagger (Torture)</text:p>
          </table:table-cell>
          <table:table-cell office:value-type="string">
            <text:p>2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ates </text:p>
          </table:table-cell>
          <table:table-cell office:value-type="string">
            <text:p>5 gp/oz.</text:p>
          </table:table-cell>
          <table:table-cell table:number-columns-repeated="5"/>
        </table:table-row>
        <table:table-row table:style-name="ro1">
          <table:table-cell office:value-type="string">
            <text:p>Desert outfit </text:p>
          </table:table-cell>
          <table:table-cell office:value-type="string">
            <text:p>6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Dillweed </text:p>
          </table:table-cell>
          <table:table-cell office:value-type="string">
            <text:p>3 cp</text:p>
          </table:table-cell>
          <table:table-cell table:number-columns-repeated="5"/>
        </table:table-row>
        <table:table-row table:style-name="ro1">
          <table:table-cell office:value-type="string">
            <text:p>Doublet/vest Brocade </text:p>
          </table:table-cell>
          <table:table-cell office:value-type="string">
            <text:p>8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oublet/vest Cotton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Doublet/vest Leather </text:p>
          </table:table-cell>
          <table:table-cell office:value-type="string">
            <text:p>3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Doublet/vest Velvet </text:p>
          </table:table-cell>
          <table:table-cell office:value-type="string">
            <text:p>2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ress Average </text:p>
          </table:table-cell>
          <table:table-cell office:value-type="string">
            <text:p>8 s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Dress Exquisite </text:p>
          </table:table-cell>
          <table:table-cell office:value-type="string">
            <text:p>75 gp </text:p>
          </table:table-cell>
          <table:table-cell office:value-type="string">
            <text:p>10 lb.</text:p>
          </table:table-cell>
          <table:table-cell table:number-columns-repeated="4"/>
        </table:table-row>
        <table:table-row table:style-name="ro1">
          <table:table-cell office:value-type="string">
            <text:p>Dress Fine </text:p>
          </table:table-cell>
          <table:table-cell office:value-type="string">
            <text:p>20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Dress Peasant </text:p>
          </table:table-cell>
          <table:table-cell office:value-type="string">
            <text:p>5 s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Dried goods, common <text:s/></text:p>
          </table:table-cell>
          <table:table-cell office:value-type="string">
            <text:p>1 sp–5 s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ried goods, rare <text:s/></text:p>
          </table:table-cell>
          <table:table-cell office:value-type="string">
            <text:p>15 sp–25+ s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ried goods, unusual <text:s/></text:p>
          </table:table-cell>
          <table:table-cell office:value-type="string">
            <text:p>6 sp–15 s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rill Adamantine </text:p>
          </table:table-cell>
          <table:table-cell office:value-type="string">
            <text:p>20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rill Iron 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rill Wood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rum Percussion instruments</text:p>
          </table:table-cell>
          <table:table-cell table:number-columns-repeated="6"/>
        </table:table-row>
        <table:table-row table:style-name="ro1">
          <table:table-cell table:style-name="ce2" office:value-type="string">
            <text:p>Earplugs </text:p>
          </table:table-cell>
          <table:table-cell office:value-type="string">
            <text:p>3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Elderberries </text:p>
          </table:table-cell>
          <table:table-cell office:value-type="string">
            <text:p>1 sp/oz.</text:p>
          </table:table-cell>
          <table:table-cell table:number-columns-repeated="5"/>
        </table:table-row>
        <table:table-row table:style-name="ro1">
          <table:table-cell office:value-type="string">
            <text:p>Equestrian’s Saddle</text:p>
          </table:table-cell>
          <table:table-cell office:value-type="string">
            <text:p>2000 gp</text:p>
          </table:table-cell>
          <table:table-cell office:value-type="string">
            <text:p>30 lb.</text:p>
          </table:table-cell>
          <table:table-cell table:number-columns-repeated="4"/>
        </table:table-row>
        <table:table-row table:style-name="ro1">
          <table:table-cell office:value-type="string">
            <text:p>Fabric, common <text:s/></text:p>
          </table:table-cell>
          <table:table-cell office:value-type="string">
            <text:p>1 sp–1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Fabric, exotic <text:s/></text:p>
          </table:table-cell>
          <table:table-cell office:value-type="string">
            <text:p>26 gp–50+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Fabric, fine <text:s/></text:p>
          </table:table-cell>
          <table:table-cell office:value-type="string">
            <text:p>2 gp–10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Fabric, unusual <text:s/></text:p>
          </table:table-cell>
          <table:table-cell office:value-type="string">
            <text:p>11 gp–25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Fennel seed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Fenugreek </text:p>
          </table:table-cell>
          <table:table-cell office:value-type="string">
            <text:p>3 sp</text:p>
          </table:table-cell>
          <table:table-cell table:number-columns-repeated="5"/>
        </table:table-row>
        <table:table-row table:style-name="ro1">
          <table:table-cell office:value-type="string">
            <text:p>Fiddle String instruments</text:p>
          </table:table-cell>
          <table:table-cell table:number-columns-repeated="6"/>
        </table:table-row>
        <table:table-row table:style-name="ro1">
          <table:table-cell office:value-type="string">
            <text:p>Fig </text:p>
          </table:table-cell>
          <table:table-cell office:value-type="string">
            <text:p>7 gp/oz.</text:p>
          </table:table-cell>
          <table:table-cell table:number-columns-repeated="5"/>
        </table:table-row>
        <table:table-row table:style-name="ro1">
          <table:table-cell office:value-type="string">
            <text:p>Finder’s chalk </text:p>
          </table:table-cell>
          <table:table-cell office:value-type="string">
            <text:p>5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Finder’s glass </text:p>
          </table:table-cell>
          <table:table-cell office:value-type="string">
            <text:p>400 g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Finger blades </text:p>
          </table:table-cell>
          <table:table-cell office:value-type="string">
            <text:p>2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shing tackle </text:p>
          </table:table-cell>
          <table:table-cell office:value-type="string">
            <text:p>2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Flotation bags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Flotation bladder </text:p>
          </table:table-cell>
          <table:table-cell office:value-type="string">
            <text:p>2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Flour pouch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Flute Wind instruments</text:p>
          </table:table-cell>
          <table:table-cell table:number-columns-repeated="6"/>
        </table:table-row>
        <table:table-row table:style-name="ro1">
          <table:table-cell office:value-type="string">
            <text:p>Forger’s kit </text:p>
          </table:table-cell>
          <table:table-cell office:value-type="string">
            <text:p>25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Forgery kit </text:p>
          </table:table-cell>
          <table:table-cell office:value-type="string">
            <text:p>4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owler’s snare </text:p>
          </table:table-cell>
          <table:table-cell office:value-type="string">
            <text:p>2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ullcloth, Winter</text:p>
          </table:table-cell>
          <table:table-cell office:value-type="string">
            <text:p>4 gp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Furniture, exotic <text:s/></text:p>
          </table:table-cell>
          <table:table-cell office:value-type="string">
            <text:p>15 gp–25+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niture, fine <text:s/></text:p>
          </table:table-cell>
          <table:table-cell office:value-type="string">
            <text:p>6 gp–15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niture, plain <text:s/></text:p>
          </table:table-cell>
          <table:table-cell office:value-type="string">
            <text:p>1 gp–5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s and hides, common <text:s/></text:p>
          </table:table-cell>
          <table:table-cell office:value-type="string">
            <text:p>1 gp–5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s and hides, exotic <text:s/></text:p>
          </table:table-cell>
          <table:table-cell office:value-type="string">
            <text:p>21 gp–50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s and hides, monstrous <text:s/></text:p>
          </table:table-cell>
          <table:table-cell office:value-type="string">
            <text:p>51 gp–200+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s and hides, rare <text:s/></text:p>
          </table:table-cell>
          <table:table-cell office:value-type="string">
            <text:p>11 gp–20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s and hides, unusual <text:s/></text:p>
          </table:table-cell>
          <table:table-cell office:value-type="string">
            <text:p>6 gp–10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Game board, portable</text:p>
          </table:table-cell>
          <table:table-cell office:value-type="string">
            <text:p>2+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Garlic </text:p>
          </table:table-cell>
          <table:table-cell office:value-type="string">
            <text:p>1 cp</text:p>
          </table:table-cell>
          <table:table-cell table:number-columns-repeated="5"/>
        </table:table-row>
        <table:table-row table:style-name="ro1">
          <table:table-cell office:value-type="string">
            <text:p>Ginger </text:p>
          </table:table-cell>
          <table:table-cell office:value-type="string">
            <text:p>10 gp</text:p>
          </table:table-cell>
          <table:table-cell table:number-columns-repeated="5"/>
        </table:table-row>
        <table:table-row table:style-name="ro1">
          <table:table-cell office:value-type="string">
            <text:p>Girdle </text:p>
          </table:table-cell>
          <table:table-cell office:value-type="string">
            <text:p>6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Glass cutter </text:p>
          </table:table-cell>
          <table:table-cell office:value-type="string">
            <text:p>2 gp </text:p>
          </table:table-cell>
          <table:table-cell office:value-type="string">
            <text:p>1 lb</text:p>
          </table:table-cell>
          <table:table-cell table:number-columns-repeated="4"/>
        </table:table-row>
        <table:table-row table:style-name="ro1">
          <table:table-cell office:value-type="string">
            <text:p>Gloves Canvas </text:p>
          </table:table-cell>
          <table:table-cell office:value-type="string">
            <text:p>5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Gloves Leather </text:p>
          </table:table-cell>
          <table:table-cell office:value-type="string">
            <text:p>5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Gloves Mittens </text:p>
          </table:table-cell>
          <table:table-cell office:value-type="string">
            <text:p>8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Gloves Silk </text:p>
          </table:table-cell>
          <table:table-cell office:value-type="string">
            <text:p>15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table:style-name="ce2" office:value-type="string">
            <text:p>Grappling hook, <text:s/>collapsible</text:p>
          </table:table-cell>
          <table:table-cell office:value-type="string">
            <text:p>3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Grappling hook, collapsible</text:p>
          </table:table-cell>
          <table:table-cell office:value-type="string">
            <text:p>3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Grappling hook, mithral </text:p>
          </table:table-cell>
          <table:table-cell office:value-type="string">
            <text:p>1,00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Grappling ladder </text:p>
          </table:table-cell>
          <table:table-cell office:value-type="string">
            <text:p>40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Grappling ladder (10 ft.) </text:p>
          </table:table-cell>
          <table:table-cell office:value-type="string">
            <text:p>40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Grappling ladder (10ft) </text:p>
          </table:table-cell>
          <table:table-cell office:value-type="string">
            <text:p>40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Grappling ladder Silk and mithral </text:p>
          </table:table-cell>
          <table:table-cell office:value-type="string">
            <text:p>650 gp 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Green beans </text:p>
          </table:table-cell>
          <table:table-cell office:value-type="string">
            <text:p>2 sp/oz.</text:p>
          </table:table-cell>
          <table:table-cell table:number-columns-repeated="5"/>
        </table:table-row>
        <table:table-row table:style-name="ro1">
          <table:table-cell office:value-type="string">
            <text:p>Green peas </text:p>
          </table:table-cell>
          <table:table-cell office:value-type="string">
            <text:p>2 sp/lb.</text:p>
          </table:table-cell>
          <table:table-cell table:number-columns-repeated="5"/>
        </table:table-row>
        <table:table-row table:style-name="ro1">
          <table:table-cell office:value-type="string">
            <text:p>Hacksaw Adamantine </text:p>
          </table:table-cell>
          <table:table-cell office:value-type="string">
            <text:p>60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Hacksaw Common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Hacksaw, Superior </text:p>
          </table:table-cell>
          <table:table-cell office:value-type="string">
            <text:p>20 gp </text:p>
          </table:table-cell>
          <table:table-cell office:value-type="string">
            <text:p>1 lb</text:p>
          </table:table-cell>
          <table:table-cell table:number-columns-repeated="4"/>
        </table:table-row>
        <table:table-row table:style-name="ro1">
          <table:table-cell office:value-type="string">
            <text:p>Ham 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Hammock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Hand keg </text:p>
          </table:table-cell>
          <table:table-cell office:value-type="string">
            <text:p>5 sp </text:p>
          </table:table-cell>
          <table:table-cell office:value-type="string">
            <text:p>10 lb.</text:p>
          </table:table-cell>
          <table:table-cell table:number-columns-repeated="4"/>
        </table:table-row>
        <table:table-row table:style-name="ro1">
          <table:table-cell office:value-type="string">
            <text:p>Harp String instruments</text:p>
          </table:table-cell>
          <table:table-cell table:number-columns-repeated="6"/>
        </table:table-row>
        <table:table-row table:style-name="ro1">
          <table:table-cell office:value-type="string">
            <text:p>Hazelnut oil </text:p>
          </table:table-cell>
          <table:table-cell office:value-type="string">
            <text:p>3 gp</text:p>
          </table:table-cell>
          <table:table-cell table:number-columns-repeated="5"/>
        </table:table-row>
        <table:table-row table:style-name="ro1">
          <table:table-cell office:value-type="string">
            <text:p>Hazelnuts </text:p>
          </table:table-cell>
          <table:table-cell office:value-type="string">
            <text:p>5 sp</text:p>
          </table:table-cell>
          <table:table-cell table:number-columns-repeated="5"/>
        </table:table-row>
        <table:table-row table:style-name="ro1">
          <table:table-cell office:value-type="string">
            <text:p>Headwear Cap, cotton </text:p>
          </table:table-cell>
          <table:table-cell office:value-type="string">
            <text:p>8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dwear Cap, wool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dwear Coif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dwear Fez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dwear Hat, broad-brimmed</text:p>
          </table:table-cell>
          <table:table-cell office:value-type="string">
            <text:p>8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dwear Hat, fur-trimmed </text:p>
          </table:table-cell>
          <table:table-cell office:value-type="string">
            <text:p>15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t mat </text:p>
          </table:table-cell>
          <table:table-cell office:value-type="string">
            <text:p>45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tsuit outfit </text:p>
          </table:table-cell>
          <table:table-cell office:value-type="string">
            <text:p>20 gp </text:p>
          </table:table-cell>
          <table:table-cell office:value-type="string">
            <text:p>15 lb.</text:p>
          </table:table-cell>
          <table:table-cell table:number-columns-repeated="4"/>
        </table:table-row>
        <table:table-row table:style-name="ro1">
          <table:table-cell office:value-type="string">
            <text:p>Helmet, Miner’s</text:p>
          </table:table-cell>
          <table:table-cell office:value-type="string">
            <text:p>1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Herring Pickled </text:p>
          </table:table-cell>
          <table:table-cell office:value-type="string">
            <text:p>3 gp</text:p>
          </table:table-cell>
          <table:table-cell table:number-columns-repeated="5"/>
        </table:table-row>
        <table:table-row table:style-name="ro1">
          <table:table-cell office:value-type="string">
            <text:p>Herring Salted 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Hickory nuts </text:p>
          </table:table-cell>
          <table:table-cell office:value-type="string">
            <text:p>200 gp/lb.</text:p>
          </table:table-cell>
          <table:table-cell table:number-columns-repeated="5"/>
        </table:table-row>
        <table:table-row table:style-name="ro1">
          <table:table-cell table:style-name="ce2" office:value-type="string">
            <text:p>Hoe </text:p>
          </table:table-cell>
          <table:table-cell office:value-type="string">
            <text:p>3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Holy symbol, bronze</text:p>
          </table:table-cell>
          <table:table-cell office:value-type="string">
            <text:p>1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Holy symbol, gold</text:p>
          </table:table-cell>
          <table:table-cell office:value-type="string">
            <text:p>50 gp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Holy text </text:p>
          </table:table-cell>
          <table:table-cell office:value-type="string">
            <text:p>10+ gp </text:p>
          </table:table-cell>
          <table:table-cell office:value-type="string">
            <text:p>3 lb.+</text:p>
          </table:table-cell>
          <table:table-cell table:number-columns-repeated="4"/>
        </table:table-row>
        <table:table-row table:style-name="ro1">
          <table:table-cell office:value-type="string">
            <text:p>Honey </text:p>
          </table:table-cell>
          <table:table-cell office:value-type="string">
            <text:p>1 sp/pt.</text:p>
          </table:table-cell>
          <table:table-cell table:number-columns-repeated="5"/>
        </table:table-row>
        <table:table-row table:style-name="ro1">
          <table:table-cell office:value-type="string">
            <text:p>Hood, cotton </text:p>
          </table:table-cell>
          <table:table-cell office:value-type="string">
            <text:p>5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ood, fur </text:p>
          </table:table-cell>
          <table:table-cell office:value-type="string">
            <text:p>1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ood, wool </text:p>
          </table:table-cell>
          <table:table-cell office:value-type="string">
            <text:p>8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orehound </text:p>
          </table:table-cell>
          <table:table-cell office:value-type="string">
            <text:p>4 cp</text:p>
          </table:table-cell>
          <table:table-cell table:number-columns-repeated="5"/>
        </table:table-row>
        <table:table-row table:style-name="ro1">
          <table:table-cell office:value-type="string">
            <text:p>Horn Wind instruments</text:p>
          </table:table-cell>
          <table:table-cell table:number-columns-repeated="6"/>
        </table:table-row>
        <table:table-row table:style-name="ro1">
          <table:table-cell office:value-type="string">
            <text:p>Horseless Saddle </text:p>
          </table:table-cell>
          <table:table-cell office:value-type="string">
            <text:p>43200 gp</text:p>
          </table:table-cell>
          <table:table-cell office:value-type="string">
            <text:p>25 lb.</text:p>
          </table:table-cell>
          <table:table-cell table:number-columns-repeated="4"/>
        </table:table-row>
        <table:table-row table:style-name="ro1">
          <table:table-cell office:value-type="string">
            <text:p>Horseradish </text:p>
          </table:table-cell>
          <table:table-cell office:value-type="string">
            <text:p>1 cp</text:p>
          </table:table-cell>
          <table:table-cell table:number-columns-repeated="5"/>
        </table:table-row>
        <table:table-row table:style-name="ro1">
          <table:table-cell office:value-type="string">
            <text:p>Horseshoes of Thunder</text:p>
          </table:table-cell>
          <table:table-cell office:value-type="string">
            <text:p>10080 gp</text:p>
          </table:table-cell>
          <table:table-cell office:value-type="string">
            <text:p>1 lb. Each</text:p>
          </table:table-cell>
          <table:table-cell table:number-columns-repeated="4"/>
        </table:table-row>
        <table:table-row table:style-name="ro1">
          <table:table-cell office:value-type="string">
            <text:p>Hot Lead</text:p>
          </table:table-cell>
          <table:table-cell office:value-type="string">
            <text:p>1 sp</text:p>
          </table:table-cell>
          <table:table-cell office:value-type="string">
            <text:p>1 lb</text:p>
          </table:table-cell>
          <table:table-cell table:number-columns-repeated="4"/>
        </table:table-row>
        <table:table-row table:style-name="ro1">
          <table:table-cell office:value-type="string">
            <text:p>Housebreaker harness </text:p>
          </table:table-cell>
          <table:table-cell office:value-type="string">
            <text:p>2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Howdah</text:p>
          </table:table-cell>
          <table:table-cell office:value-type="string">
            <text:p>200 gp</text:p>
          </table:table-cell>
          <table:table-cell office:value-type="string">
            <text:p>100 lb</text:p>
          </table:table-cell>
          <table:table-cell table:number-columns-repeated="4"/>
        </table:table-row>
        <table:table-row table:style-name="ro1">
          <table:table-cell office:value-type="string">
            <text:p>Hyssop </text:p>
          </table:table-cell>
          <table:table-cell office:value-type="string">
            <text:p>5 cp</text:p>
          </table:table-cell>
          <table:table-cell table:number-columns-repeated="5"/>
        </table:table-row>
        <table:table-row table:style-name="ro1">
          <table:table-cell office:value-type="string">
            <text:p>Ice axe </text:p>
          </table:table-cell>
          <table:table-cell office:value-type="string">
            <text:p>1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Incense, common</text:p>
          </table:table-cell>
          <table:table-cell office:value-type="string">
            <text:p>5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Incense, exotic</text:p>
          </table:table-cell>
          <table:table-cell office:value-type="string">
            <text:p>15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office:value-type="string">
            <text:p>Insect netting </text:p>
          </table:table-cell>
          <table:table-cell office:value-type="string">
            <text:p>20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Iron Maiden</text:p>
          </table:table-cell>
          <table:table-cell office:value-type="string">
            <text:p>200 gp</text:p>
          </table:table-cell>
          <table:table-cell office:value-type="string">
            <text:p>250 lb.</text:p>
          </table:table-cell>
          <table:table-cell table:number-columns-repeated="4"/>
        </table:table-row>
        <table:table-row table:style-name="ro1">
          <table:table-cell office:value-type="string">
            <text:p>Jaw Breaker</text:p>
          </table:table-cell>
          <table:table-cell office:value-type="string">
            <text:p>1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Jester’s kit </text:p>
          </table:table-cell>
          <table:table-cell office:value-type="string">
            <text:p>1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Jeweler’s loupe </text:p>
          </table:table-cell>
          <table:table-cell office:value-type="string">
            <text:p>2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Jeweler’s loupe Keg </text:p>
          </table:table-cell>
          <table:table-cell office:value-type="string">
            <text:p>2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Juniper </text:p>
          </table:table-cell>
          <table:table-cell office:value-type="string">
            <text:p>3 sp</text:p>
          </table:table-cell>
          <table:table-cell table:number-columns-repeated="5"/>
        </table:table-row>
        <table:table-row table:style-name="ro1">
          <table:table-cell office:value-type="string">
            <text:p>Keg Cask </text:p>
          </table:table-cell>
          <table:table-cell office:value-type="string">
            <text:p>1 gp 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Keg Hand keg </text:p>
          </table:table-cell>
          <table:table-cell office:value-type="string">
            <text:p>5 sp </text:p>
          </table:table-cell>
          <table:table-cell office:value-type="string">
            <text:p>10 lb.</text:p>
          </table:table-cell>
          <table:table-cell table:number-columns-repeated="4"/>
        </table:table-row>
        <table:table-row table:style-name="ro1">
          <table:table-cell office:value-type="string">
            <text:p>Lantern, fog-cutter </text:p>
          </table:table-cell>
          <table:table-cell office:value-type="string">
            <text:p>20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Lard </text:p>
          </table:table-cell>
          <table:table-cell office:value-type="string">
            <text:p>2 sp </text:p>
          </table:table-cell>
          <table:table-cell office:value-type="string">
            <text:p>10 lb.</text:p>
          </table:table-cell>
          <table:table-cell table:number-columns-repeated="4"/>
        </table:table-row>
        <table:table-row table:style-name="ro1">
          <table:table-cell office:value-type="string">
            <text:p>Laurel </text:p>
          </table:table-cell>
          <table:table-cell office:value-type="string">
            <text:p>4 gp</text:p>
          </table:table-cell>
          <table:table-cell table:number-columns-repeated="5"/>
        </table:table-row>
        <table:table-row table:style-name="ro1">
          <table:table-cell office:value-type="string">
            <text:p>Leash and muzzle Diminutive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Leash and muzzle Medium-size </text:p>
          </table:table-cell>
          <table:table-cell office:value-type="string">
            <text:p>8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Leash and muzzle Small </text:p>
          </table:table-cell>
          <table:table-cell office:value-type="string">
            <text:p>6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Leash and muzzle Tiny </text:p>
          </table:table-cell>
          <table:table-cell office:value-type="string">
            <text:p>4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Lemon balm </text:p>
          </table:table-cell>
          <table:table-cell office:value-type="string">
            <text:p>2 sp</text:p>
          </table:table-cell>
          <table:table-cell table:number-columns-repeated="5"/>
        </table:table-row>
        <table:table-row table:style-name="ro1">
          <table:table-cell office:value-type="string">
            <text:p>Lentils </text:p>
          </table:table-cell>
          <table:table-cell office:value-type="string">
            <text:p>2 gp</text:p>
          </table:table-cell>
          <table:table-cell table:number-columns-repeated="5"/>
        </table:table-row>
        <table:table-row table:style-name="ro1">
          <table:table-cell office:value-type="string">
            <text:p>Liquorice root </text:p>
          </table:table-cell>
          <table:table-cell office:value-type="string">
            <text:p>4 sp</text:p>
          </table:table-cell>
          <table:table-cell table:number-columns-repeated="5"/>
        </table:table-row>
        <table:table-row table:style-name="ro1">
          <table:table-cell office:value-type="string">
            <text:p>Listening cone </text:p>
          </table:table-cell>
          <table:table-cell office:value-type="string">
            <text:p>2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Listening cone </text:p>
          </table:table-cell>
          <table:table-cell office:value-type="string">
            <text:p>8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Loincloth </text:p>
          </table:table-cell>
          <table:table-cell office:value-type="string">
            <text:p>3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Lotus </text:p>
          </table:table-cell>
          <table:table-cell office:value-type="string">
            <text:p>100 gp/oz.</text:p>
          </table:table-cell>
          <table:table-cell table:number-columns-repeated="5"/>
        </table:table-row>
        <table:table-row table:style-name="ro1">
          <table:table-cell office:value-type="string">
            <text:p>Lovage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Lumber, exotic </text:p>
          </table:table-cell>
          <table:table-cell office:value-type="string">
            <text:p>26 gp–50+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Lumber, local <text:s/></text:p>
          </table:table-cell>
          <table:table-cell office:value-type="string">
            <text:p>1 gp–10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Lumber, unusual <text:s/></text:p>
          </table:table-cell>
          <table:table-cell office:value-type="string">
            <text:p>11 gp–25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Lute String instruments</text:p>
          </table:table-cell>
          <table:table-cell table:number-columns-repeated="6"/>
        </table:table-row>
        <table:table-row table:style-name="ro1">
          <table:table-cell office:value-type="string">
            <text:p>Lyre String instruments</text:p>
          </table:table-cell>
          <table:table-cell table:number-columns-repeated="6"/>
        </table:table-row>
        <table:table-row table:style-name="ro1">
          <table:table-cell office:value-type="string">
            <text:p>Mace </text:p>
          </table:table-cell>
          <table:table-cell office:value-type="string">
            <text:p>25 gp</text:p>
          </table:table-cell>
          <table:table-cell table:number-columns-repeated="5"/>
        </table:table-row>
        <table:table-row table:style-name="ro1">
          <table:table-cell office:value-type="string">
            <text:p>Magnet </text:p>
          </table:table-cell>
          <table:table-cell office:value-type="string">
            <text:p>2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Magnet, small 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Manacles, adamantine </text:p>
          </table:table-cell>
          <table:table-cell office:value-type="string">
            <text:p>2,00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Mandolin String instruments</text:p>
          </table:table-cell>
          <table:table-cell table:number-columns-repeated="6"/>
        </table:table-row>
        <table:table-row table:style-name="ro1">
          <table:table-cell office:value-type="string">
            <text:p>Maple sugar </text:p>
          </table:table-cell>
          <table:table-cell office:value-type="string">
            <text:p>75 gp/gal.</text:p>
          </table:table-cell>
          <table:table-cell table:number-columns-repeated="5"/>
        </table:table-row>
        <table:table-row table:style-name="ro1">
          <table:table-cell office:value-type="string">
            <text:p>Marbles </text:p>
          </table:table-cell>
          <table:table-cell office:value-type="string">
            <text:p>2 s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Marjoram </text:p>
          </table:table-cell>
          <table:table-cell office:value-type="string">
            <text:p>5 cp</text:p>
          </table:table-cell>
          <table:table-cell table:number-columns-repeated="5"/>
        </table:table-row>
        <table:table-row table:style-name="ro1">
          <table:table-cell office:value-type="string">
            <text:p>Marzipan </text:p>
          </table:table-cell>
          <table:table-cell office:value-type="string">
            <text:p>20 gp/oz.</text:p>
          </table:table-cell>
          <table:table-cell table:number-columns-repeated="5"/>
        </table:table-row>
        <table:table-row table:style-name="ro1">
          <table:table-cell office:value-type="string">
            <text:p>Mess kit </text:p>
          </table:table-cell>
          <table:table-cell office:value-type="string">
            <text:p>6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Mill, hand </text:p>
          </table:table-cell>
          <table:table-cell office:value-type="string">
            <text:p>2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Millet </text:p>
          </table:table-cell>
          <table:table-cell office:value-type="string">
            <text:p>7 sp</text:p>
          </table:table-cell>
          <table:table-cell table:number-columns-repeated="5"/>
        </table:table-row>
        <table:table-row table:style-name="ro1">
          <table:table-cell office:value-type="string">
            <text:p>Mint </text:p>
          </table:table-cell>
          <table:table-cell office:value-type="string">
            <text:p>3 cp</text:p>
          </table:table-cell>
          <table:table-cell table:number-columns-repeated="5"/>
        </table:table-row>
        <table:table-row table:style-name="ro1">
          <table:table-cell office:value-type="string">
            <text:p>Molasses </text:p>
          </table:table-cell>
          <table:table-cell office:value-type="string">
            <text:p>5 sp/pt.</text:p>
          </table:table-cell>
          <table:table-cell table:number-columns-repeated="5"/>
        </table:table-row>
        <table:table-row table:style-name="ro1">
          <table:table-cell office:value-type="string">
            <text:p>Money belt </text:p>
          </table:table-cell>
          <table:table-cell office:value-type="string">
            <text:p>4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Mushrooms </text:p>
          </table:table-cell>
          <table:table-cell office:value-type="string">
            <text:p>1 gp/lb.</text:p>
          </table:table-cell>
          <table:table-cell table:number-columns-repeated="5"/>
        </table:table-row>
        <table:table-row table:style-name="ro1">
          <table:table-cell office:value-type="string">
            <text:p>Music box </text:p>
          </table:table-cell>
          <table:table-cell office:value-type="string">
            <text:p>35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Mustard seed </text:p>
          </table:table-cell>
          <table:table-cell office:value-type="string">
            <text:p>5 cp</text:p>
          </table:table-cell>
          <table:table-cell table:number-columns-repeated="5"/>
        </table:table-row>
        <table:table-row table:style-name="ro1">
          <table:table-cell office:value-type="string">
            <text:p>Navigator’s kit </text:p>
          </table:table-cell>
          <table:table-cell office:value-type="string">
            <text:p>250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Needle</text:p>
          </table:table-cell>
          <table:table-cell office:value-type="string">
            <text:p>1 sp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Net, butterfly </text:p>
          </table:table-cell>
          <table:table-cell office:value-type="string">
            <text:p>10 gp </text:p>
          </table:table-cell>
          <table:table-cell office:value-type="string">
            <text:p>1/4 lb.</text:p>
          </table:table-cell>
          <table:table-cell table:number-columns-repeated="4"/>
        </table:table-row>
        <table:table-row table:style-name="ro1">
          <table:table-cell office:value-type="string">
            <text:p>Nightshirt, silk </text:p>
          </table:table-cell>
          <table:table-cell office:value-type="string">
            <text:p>6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Nutmeg </text:p>
          </table:table-cell>
          <table:table-cell office:value-type="string">
            <text:p>30 gp</text:p>
          </table:table-cell>
          <table:table-cell table:number-columns-repeated="5"/>
        </table:table-row>
        <table:table-row table:style-name="ro1">
          <table:table-cell office:value-type="string">
            <text:p>Oats </text:p>
          </table:table-cell>
          <table:table-cell office:value-type="string">
            <text:p>7 sp</text:p>
          </table:table-cell>
          <table:table-cell table:number-columns-repeated="5"/>
        </table:table-row>
        <table:table-row table:style-name="ro1">
          <table:table-cell office:value-type="string">
            <text:p>Olive oil 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Onion </text:p>
          </table:table-cell>
          <table:table-cell office:value-type="string">
            <text:p>5 sp/oz.</text:p>
          </table:table-cell>
          <table:table-cell table:number-columns-repeated="5"/>
        </table:table-row>
        <table:table-row table:style-name="ro1">
          <table:table-cell office:value-type="string">
            <text:p>Oregano </text:p>
          </table:table-cell>
          <table:table-cell office:value-type="string">
            <text:p>2 sp</text:p>
          </table:table-cell>
          <table:table-cell table:number-columns-repeated="5"/>
        </table:table-row>
        <table:table-row table:style-name="ro1">
          <table:table-cell office:value-type="string">
            <text:p>Pack, framed </text:p>
          </table:table-cell>
          <table:table-cell office:value-type="string">
            <text:p>5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Pads Elbow pads </text:p>
          </table:table-cell>
          <table:table-cell office:value-type="string">
            <text:p>3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Pads Knee pads </text:p>
          </table:table-cell>
          <table:table-cell office:value-type="string">
            <text:p>3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Pads Shin guards </text:p>
          </table:table-cell>
          <table:table-cell office:value-type="string">
            <text:p>4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Paints and dyes, common <text:s/></text:p>
          </table:table-cell>
          <table:table-cell office:value-type="string">
            <text:p>1 sp–1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aints and dyes, exotic <text:s/></text:p>
          </table:table-cell>
          <table:table-cell office:value-type="string">
            <text:p>26 gp–50+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aints and dyes, rare <text:s/></text:p>
          </table:table-cell>
          <table:table-cell office:value-type="string">
            <text:p>11 gp–25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aints and dyes, unusual <text:s/></text:p>
          </table:table-cell>
          <table:table-cell office:value-type="string">
            <text:p>2 gp–1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an pipes Wind instruments</text:p>
          </table:table-cell>
          <table:table-cell table:number-columns-repeated="6"/>
        </table:table-row>
        <table:table-row table:style-name="ro1">
          <table:table-cell office:value-type="string">
            <text:p>Paprika </text:p>
          </table:table-cell>
          <table:table-cell office:value-type="string">
            <text:p>30 gp/oz.</text:p>
          </table:table-cell>
          <table:table-cell table:number-columns-repeated="5"/>
        </table:table-row>
        <table:table-row table:style-name="ro1">
          <table:table-cell office:value-type="string">
            <text:p>Parsley </text:p>
          </table:table-cell>
          <table:table-cell office:value-type="string">
            <text:p>4 cp</text:p>
          </table:table-cell>
          <table:table-cell table:number-columns-repeated="5"/>
        </table:table-row>
        <table:table-row table:style-name="ro1">
          <table:table-cell office:value-type="string">
            <text:p>Peaches </text:p>
          </table:table-cell>
          <table:table-cell office:value-type="string">
            <text:p>15 gp/lb.</text:p>
          </table:table-cell>
          <table:table-cell table:number-columns-repeated="5"/>
        </table:table-row>
        <table:table-row table:style-name="ro1">
          <table:table-cell office:value-type="string">
            <text:p>Pears </text:p>
          </table:table-cell>
          <table:table-cell office:value-type="string">
            <text:p>5 gp/lb.</text:p>
          </table:table-cell>
          <table:table-cell table:number-columns-repeated="5"/>
        </table:table-row>
        <table:table-row table:style-name="ro1">
          <table:table-cell office:value-type="string">
            <text:p>Pepper </text:p>
          </table:table-cell>
          <table:table-cell office:value-type="string">
            <text:p>30 gp</text:p>
          </table:table-cell>
          <table:table-cell table:number-columns-repeated="5"/>
        </table:table-row>
        <table:table-row table:style-name="ro1">
          <table:table-cell office:value-type="string">
            <text:p>Percolator </text:p>
          </table:table-cell>
          <table:table-cell office:value-type="string">
            <text:p>1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erfume, common <text:s/></text:p>
          </table:table-cell>
          <table:table-cell office:value-type="string">
            <text:p>1 sp–1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Perfume, exotic <text:s/></text:p>
          </table:table-cell>
          <table:table-cell office:value-type="string">
            <text:p>26 gp–50+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Perfume, rare <text:s/></text:p>
          </table:table-cell>
          <table:table-cell office:value-type="string">
            <text:p>11 gp–25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Perfume, unusual </text:p>
          </table:table-cell>
          <table:table-cell office:value-type="string">
            <text:p>2 gp–10 gp</text:p>
          </table:table-cell>
          <table:table-cell office:value-type="string">
            <text:p>1 oz. </text:p>
          </table:table-cell>
          <table:table-cell table:number-columns-repeated="4"/>
        </table:table-row>
        <table:table-row table:style-name="ro1">
          <table:table-cell office:value-type="string">
            <text:p>Periscope </text:p>
          </table:table-cell>
          <table:table-cell office:value-type="string">
            <text:p>2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Periscope, hand </text:p>
          </table:table-cell>
          <table:table-cell office:value-type="string">
            <text:p>5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Pestle and mortar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estle and mortar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illory</text:p>
          </table:table-cell>
          <table:table-cell office:value-type="string">
            <text:p>50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Pimento </text:p>
          </table:table-cell>
          <table:table-cell office:value-type="string">
            <text:p>40 gp/oz.</text:p>
          </table:table-cell>
          <table:table-cell table:number-columns-repeated="5"/>
        </table:table-row>
        <table:table-row table:style-name="ro1">
          <table:table-cell office:value-type="string">
            <text:p>Pine nuts </text:p>
          </table:table-cell>
          <table:table-cell office:value-type="string">
            <text:p>10 gp</text:p>
          </table:table-cell>
          <table:table-cell table:number-columns-repeated="5"/>
        </table:table-row>
        <table:table-row table:style-name="ro1">
          <table:table-cell office:value-type="string">
            <text:p>Pineapple </text:p>
          </table:table-cell>
          <table:table-cell office:value-type="string">
            <text:p>150 gp/lb.</text:p>
          </table:table-cell>
          <table:table-cell table:number-columns-repeated="5"/>
        </table:table-row>
        <table:table-row table:style-name="ro1">
          <table:table-cell office:value-type="string">
            <text:p>Pistachios </text:p>
          </table:table-cell>
          <table:table-cell office:value-type="string">
            <text:p>15 gp</text:p>
          </table:table-cell>
          <table:table-cell table:number-columns-repeated="5"/>
        </table:table-row>
        <table:table-row table:style-name="ro1">
          <table:table-cell table:style-name="ce2" office:value-type="string">
            <text:p>Pitchfork </text:p>
          </table:table-cell>
          <table:table-cell office:value-type="string">
            <text:p>2 gp 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Poppy seed </text:p>
          </table:table-cell>
          <table:table-cell office:value-type="string">
            <text:p>8 gp</text:p>
          </table:table-cell>
          <table:table-cell table:number-columns-repeated="5"/>
        </table:table-row>
        <table:table-row table:style-name="ro1">
          <table:table-cell office:value-type="string">
            <text:p>Pork Salted </text:p>
          </table:table-cell>
          <table:table-cell office:value-type="string">
            <text:p>3 gp</text:p>
          </table:table-cell>
          <table:table-cell table:number-columns-repeated="5"/>
        </table:table-row>
        <table:table-row table:style-name="ro1">
          <table:table-cell office:value-type="string">
            <text:p>Pork Sausage </text:p>
          </table:table-cell>
          <table:table-cell office:value-type="string">
            <text:p>1 gp</text:p>
          </table:table-cell>
          <table:table-cell table:number-columns-repeated="5"/>
        </table:table-row>
        <table:table-row table:style-name="ro1">
          <table:table-cell table:style-name="ce2" office:value-type="string">
            <text:p>Post-hole dig</text:p>
          </table:table-cell>
          <table:table-cell office:value-type="string">
            <text:p>4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Post-hole digger </text:p>
          </table:table-cell>
          <table:table-cell office:value-type="string">
            <text:p>4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Prayer book or scripture</text:p>
          </table:table-cell>
          <table:table-cell office:value-type="string">
            <text:p>10 gp</text:p>
          </table:table-cell>
          <table:table-cell office:value-type="string">
            <text:p>3 Ib.†</text:p>
          </table:table-cell>
          <table:table-cell table:number-columns-repeated="4"/>
        </table:table-row>
        <table:table-row table:style-name="ro1">
          <table:table-cell office:value-type="string">
            <text:p>Prayer book or scripture, compact</text:p>
          </table:table-cell>
          <table:table-cell office:value-type="string">
            <text:p>15 gp</text:p>
          </table:table-cell>
          <table:table-cell office:value-type="string">
            <text:p>1 Ib.†</text:p>
          </table:table-cell>
          <table:table-cell table:number-columns-repeated="4"/>
        </table:table-row>
        <table:table-row table:style-name="ro1">
          <table:table-cell office:value-type="string">
            <text:p>Prunes </text:p>
          </table:table-cell>
          <table:table-cell office:value-type="string">
            <text:p>3 gp/lb.</text:p>
          </table:table-cell>
          <table:table-cell table:number-columns-repeated="5"/>
        </table:table-row>
        <table:table-row table:style-name="ro1">
          <table:table-cell office:value-type="string">
            <text:p>Pulley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Quiver scabbard </text:p>
          </table:table-cell>
          <table:table-cell office:value-type="string">
            <text:p>1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Rack</text:p>
          </table:table-cell>
          <table:table-cell office:value-type="string">
            <text:p>150 gp</text:p>
          </table:table-cell>
          <table:table-cell office:value-type="string">
            <text:p>200 lb.</text:p>
          </table:table-cell>
          <table:table-cell table:number-columns-repeated="4"/>
        </table:table-row>
        <table:table-row table:style-name="ro1">
          <table:table-cell office:value-type="string">
            <text:p>Raisins </text:p>
          </table:table-cell>
          <table:table-cell office:value-type="string">
            <text:p>1 gp/lb.</text:p>
          </table:table-cell>
          <table:table-cell table:number-columns-repeated="5"/>
        </table:table-row>
        <table:table-row table:style-name="ro1">
          <table:table-cell table:style-name="ce2" office:value-type="string">
            <text:p>Rake </text:p>
          </table:table-cell>
          <table:table-cell office:value-type="string">
            <text:p>1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Rake </text:p>
          </table:table-cell>
          <table:table-cell office:value-type="string">
            <text:p>1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Rapeseed oil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Rice 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Robe Cotton/linen </text:p>
          </table:table-cell>
          <table:table-cell office:value-type="string">
            <text:p>1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Robe Sackcloth </text:p>
          </table:table-cell>
          <table:table-cell office:value-type="string">
            <text:p>1 s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Robe Silk </text:p>
          </table:table-cell>
          <table:table-cell office:value-type="string">
            <text:p>5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Robe Velvet </text:p>
          </table:table-cell>
          <table:table-cell office:value-type="string">
            <text:p>3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Robes, desert </text:p>
          </table:table-cell>
          <table:table-cell office:value-type="string">
            <text:p>2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Rope, elven (20 ft.) </text:p>
          </table:table-cell>
          <table:table-cell office:value-type="string">
            <text:p>5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Rose hips 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Rosemary </text:p>
          </table:table-cell>
          <table:table-cell office:value-type="string">
            <text:p>5 sp</text:p>
          </table:table-cell>
          <table:table-cell table:number-columns-repeated="5"/>
        </table:table-row>
        <table:table-row table:style-name="ro1">
          <table:table-cell office:value-type="string">
            <text:p>Rubber ball </text:p>
          </table:table-cell>
          <table:table-cell office:value-type="string">
            <text:p>3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Rubbing kit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Rugs and tapestries, common <text:s/></text:p>
          </table:table-cell>
          <table:table-cell office:value-type="string">
            <text:p>1 gp–5 gp</text:p>
          </table:table-cell>
          <table:table-cell office:value-type="string">
            <text:p>5–15 lb.</text:p>
          </table:table-cell>
          <table:table-cell table:number-columns-repeated="4"/>
        </table:table-row>
        <table:table-row table:style-name="ro1">
          <table:table-cell office:value-type="string">
            <text:p>Rugs and tapestries, exotic <text:s/></text:p>
          </table:table-cell>
          <table:table-cell office:value-type="string">
            <text:p>51 gp–200+ gp</text:p>
          </table:table-cell>
          <table:table-cell office:value-type="string">
            <text:p>5–15 lb.</text:p>
          </table:table-cell>
          <table:table-cell table:number-columns-repeated="4"/>
        </table:table-row>
        <table:table-row table:style-name="ro1">
          <table:table-cell office:value-type="string">
            <text:p>Rugs and tapestries, rare <text:s/></text:p>
          </table:table-cell>
          <table:table-cell office:value-type="string">
            <text:p>11 gp–50 gp</text:p>
          </table:table-cell>
          <table:table-cell office:value-type="string">
            <text:p>5–15 lb.</text:p>
          </table:table-cell>
          <table:table-cell table:number-columns-repeated="4"/>
        </table:table-row>
        <table:table-row table:style-name="ro1">
          <table:table-cell office:value-type="string">
            <text:p>Rugs and tapestries, unusual <text:s/></text:p>
          </table:table-cell>
          <table:table-cell office:value-type="string">
            <text:p>6 gp–10 gp</text:p>
          </table:table-cell>
          <table:table-cell office:value-type="string">
            <text:p>5–15 lb.</text:p>
          </table:table-cell>
          <table:table-cell table:number-columns-repeated="4"/>
        </table:table-row>
        <table:table-row table:style-name="ro1">
          <table:table-cell office:value-type="string">
            <text:p>Rye </text:p>
          </table:table-cell>
          <table:table-cell office:value-type="string">
            <text:p>7 sp</text:p>
          </table:table-cell>
          <table:table-cell table:number-columns-repeated="5"/>
        </table:table-row>
        <table:table-row table:style-name="ro1">
          <table:table-cell office:value-type="string">
            <text:p>Saddle, masterwork Military </text:p>
          </table:table-cell>
          <table:table-cell office:value-type="string">
            <text:p>210 gp </text:p>
          </table:table-cell>
          <table:table-cell office:value-type="string">
            <text:p>40 lb.</text:p>
          </table:table-cell>
          <table:table-cell table:number-columns-repeated="4"/>
        </table:table-row>
        <table:table-row table:style-name="ro1">
          <table:table-cell office:value-type="string">
            <text:p>Saddle, masterwork Riding </text:p>
          </table:table-cell>
          <table:table-cell office:value-type="string">
            <text:p>180 gp </text:p>
          </table:table-cell>
          <table:table-cell office:value-type="string">
            <text:p>30 lb.</text:p>
          </table:table-cell>
          <table:table-cell table:number-columns-repeated="4"/>
        </table:table-row>
        <table:table-row table:style-name="ro1">
          <table:table-cell office:value-type="string">
            <text:p>Saddlebags of Holding</text:p>
          </table:table-cell>
          <table:table-cell office:value-type="string">
            <text:p>5,000 gp</text:p>
          </table:table-cell>
          <table:table-cell office:value-type="string">
            <text:p>30 lb.</text:p>
          </table:table-cell>
          <table:table-cell table:number-columns-repeated="4"/>
        </table:table-row>
        <table:table-row table:style-name="ro1">
          <table:table-cell office:value-type="string">
            <text:p>Saddlebags of Providing</text:p>
          </table:table-cell>
          <table:table-cell office:value-type="string">
            <text:p>8,000 gp</text:p>
          </table:table-cell>
          <table:table-cell office:value-type="string">
            <text:p>16 lb</text:p>
          </table:table-cell>
          <table:table-cell table:number-columns-repeated="4"/>
        </table:table-row>
        <table:table-row table:style-name="ro1">
          <table:table-cell office:value-type="string">
            <text:p>Safflower oil </text:p>
          </table:table-cell>
          <table:table-cell office:value-type="string">
            <text:p>2 sp</text:p>
          </table:table-cell>
          <table:table-cell table:number-columns-repeated="5"/>
        </table:table-row>
        <table:table-row table:style-name="ro1">
          <table:table-cell office:value-type="string">
            <text:p>Saffron </text:p>
          </table:table-cell>
          <table:table-cell office:value-type="string">
            <text:p>65 gp</text:p>
          </table:table-cell>
          <table:table-cell table:number-columns-repeated="5"/>
        </table:table-row>
        <table:table-row table:style-name="ro1">
          <table:table-cell office:value-type="string">
            <text:p>Sage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Salmon Salted </text:p>
          </table:table-cell>
          <table:table-cell office:value-type="string">
            <text:p>10 gp</text:p>
          </table:table-cell>
          <table:table-cell table:number-columns-repeated="5"/>
        </table:table-row>
        <table:table-row table:style-name="ro1">
          <table:table-cell office:value-type="string">
            <text:p>Salmon Smoked </text:p>
          </table:table-cell>
          <table:table-cell office:value-type="string">
            <text:p>15 gp</text:p>
          </table:table-cell>
          <table:table-cell table:number-columns-repeated="5"/>
        </table:table-row>
        <table:table-row table:style-name="ro1">
          <table:table-cell office:value-type="string">
            <text:p>Salt </text:p>
          </table:table-cell>
          <table:table-cell office:value-type="string">
            <text:p>1 cp</text:p>
          </table:table-cell>
          <table:table-cell table:number-columns-repeated="5"/>
        </table:table-row>
        <table:table-row table:style-name="ro1">
          <table:table-cell office:value-type="string">
            <text:p>Sandals/tabi </text:p>
          </table:table-cell>
          <table:table-cell office:value-type="string">
            <text:p>2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Sardines</text:p>
          </table:table-cell>
          <table:table-cell office:value-type="string">
            <text:p>4 gp</text:p>
          </table:table-cell>
          <table:table-cell table:number-columns-repeated="5"/>
        </table:table-row>
        <table:table-row table:style-name="ro1">
          <table:table-cell office:value-type="string">
            <text:p>Sarsaparilla </text:p>
          </table:table-cell>
          <table:table-cell office:value-type="string">
            <text:p>10 gp/oz.</text:p>
          </table:table-cell>
          <table:table-cell table:number-columns-repeated="5"/>
        </table:table-row>
        <table:table-row table:style-name="ro1">
          <table:table-cell office:value-type="string">
            <text:p>Sash Cotton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ash Silk </text:p>
          </table:table-cell>
          <table:table-cell office:value-type="string">
            <text:p>4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ash Wool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aw, folding </text:p>
          </table:table-cell>
          <table:table-cell office:value-type="string">
            <text:p>2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Saw, folding </text:p>
          </table:table-cell>
          <table:table-cell office:value-type="string">
            <text:p>2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Sca;ê;/Flenser</text:p>
          </table:table-cell>
          <table:table-cell office:value-type="string">
            <text:p>4 gp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cryer’s kit </text:p>
          </table:table-cell>
          <table:table-cell office:value-type="string">
            <text:p>4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Sesame oil </text:p>
          </table:table-cell>
          <table:table-cell office:value-type="string">
            <text:p>10 gp</text:p>
          </table:table-cell>
          <table:table-cell table:number-columns-repeated="5"/>
        </table:table-row>
        <table:table-row table:style-name="ro1">
          <table:table-cell office:value-type="string">
            <text:p>Sheath, boot </text:p>
          </table:table-cell>
          <table:table-cell office:value-type="string">
            <text:p>3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heath, wrist </text:p>
          </table:table-cell>
          <table:table-cell office:value-type="string">
            <text:p>2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hielding Blinder</text:p>
          </table:table-cell>
          <table:table-cell office:value-type="string">
            <text:p>12,000 gp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Shirt Cotton/linen </text:p>
          </table:table-cell>
          <table:table-cell office:value-type="string">
            <text:p>1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Shirt Sackcloth </text:p>
          </table:table-cell>
          <table:table-cell office:value-type="string">
            <text:p>5 c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Shirt Silk </text:p>
          </table:table-cell>
          <table:table-cell office:value-type="string">
            <text:p>1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hirt Velvet </text:p>
          </table:table-cell>
          <table:table-cell office:value-type="string">
            <text:p>5 g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Shoes Dancing </text:p>
          </table:table-cell>
          <table:table-cell office:value-type="string">
            <text:p>15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hoes Leather </text:p>
          </table:table-cell>
          <table:table-cell office:value-type="string">
            <text:p>3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hoes, silent 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hriek rock </text:p>
          </table:table-cell>
          <table:table-cell office:value-type="string">
            <text:p>3 gp </text:p>
          </table:table-cell>
          <table:table-cell office:value-type="string">
            <text:p>1/4 lb.</text:p>
          </table:table-cell>
          <table:table-cell table:number-columns-repeated="4"/>
        </table:table-row>
        <table:table-row table:style-name="ro1">
          <table:table-cell office:value-type="string">
            <text:p>Shrink Collar </text:p>
          </table:table-cell>
          <table:table-cell office:value-type="string">
            <text:p>10,00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idecar Saddle</text:p>
          </table:table-cell>
          <table:table-cell office:value-type="string">
            <text:p>60 gp</text:p>
          </table:table-cell>
          <table:table-cell office:value-type="string">
            <text:p>40 lb.</text:p>
          </table:table-cell>
          <table:table-cell table:number-columns-repeated="4"/>
        </table:table-row>
        <table:table-row table:style-name="ro1">
          <table:table-cell office:value-type="string">
            <text:p>Skirt, leather warrior’s </text:p>
          </table:table-cell>
          <table:table-cell office:value-type="string">
            <text:p>5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kis and poles </text:p>
          </table:table-cell>
          <table:table-cell office:value-type="string">
            <text:p>15 gp </text:p>
          </table:table-cell>
          <table:table-cell office:value-type="string">
            <text:p>6 lb.</text:p>
          </table:table-cell>
          <table:table-cell table:number-columns-repeated="4"/>
        </table:table-row>
        <table:table-row table:style-name="ro1">
          <table:table-cell office:value-type="string">
            <text:p>Slate board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lippers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norkel </text:p>
          </table:table-cell>
          <table:table-cell office:value-type="string">
            <text:p>1 g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Snow goggles </text:p>
          </table:table-cell>
          <table:table-cell office:value-type="string">
            <text:p>2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nowshoes </text:p>
          </table:table-cell>
          <table:table-cell office:value-type="string">
            <text:p>15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Snuffing bell</text:p>
          </table:table-cell>
          <table:table-cell office:value-type="string">
            <text:p>6 gp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Sorghum </text:p>
          </table:table-cell>
          <table:table-cell office:value-type="string">
            <text:p>3 sp/pt.</text:p>
          </table:table-cell>
          <table:table-cell table:number-columns-repeated="5"/>
        </table:table-row>
        <table:table-row table:style-name="ro1">
          <table:table-cell office:value-type="string">
            <text:p>Sparker </text:p>
          </table:table-cell>
          <table:table-cell office:value-type="string">
            <text:p>2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pelunker’s outfit </text:p>
          </table:table-cell>
          <table:table-cell office:value-type="string">
            <text:p>5 gp </text:p>
          </table:table-cell>
          <table:table-cell office:value-type="string">
            <text:p>9 lb.</text:p>
          </table:table-cell>
          <table:table-cell table:number-columns-repeated="4"/>
        </table:table-row>
        <table:table-row table:style-name="ro1">
          <table:table-cell office:value-type="string">
            <text:p>Spider poles </text:p>
          </table:table-cell>
          <table:table-cell office:value-type="string">
            <text:p>35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Spike, iron </text:p>
          </table:table-cell>
          <table:table-cell office:value-type="string">
            <text:p>1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prayer </text:p>
          </table:table-cell>
          <table:table-cell office:value-type="string">
            <text:p>15 gp 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Springwall </text:p>
          </table:table-cell>
          <table:table-cell office:value-type="string">
            <text:p>6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tilts </text:p>
          </table:table-cell>
          <table:table-cell office:value-type="string">
            <text:p>5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Stilts </text:p>
          </table:table-cell>
          <table:table-cell office:value-type="string">
            <text:p>5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Stockings </text:p>
          </table:table-cell>
          <table:table-cell office:value-type="string">
            <text:p>4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ugar </text:p>
          </table:table-cell>
          <table:table-cell office:value-type="string">
            <text:p>1 gp/lb.</text:p>
          </table:table-cell>
          <table:table-cell table:number-columns-repeated="5"/>
        </table:table-row>
        <table:table-row table:style-name="ro1">
          <table:table-cell office:value-type="string">
            <text:p>Sunflower oil </text:p>
          </table:table-cell>
          <table:table-cell office:value-type="string">
            <text:p>3 sp</text:p>
          </table:table-cell>
          <table:table-cell table:number-columns-repeated="5"/>
        </table:table-row>
        <table:table-row table:style-name="ro1">
          <table:table-cell office:value-type="string">
            <text:p>Suspenders </text:p>
          </table:table-cell>
          <table:table-cell office:value-type="string">
            <text:p>8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weet cicely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Swimmer’s kit </text:p>
          </table:table-cell>
          <table:table-cell office:value-type="string">
            <text:p>15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Tabard </text:p>
          </table:table-cell>
          <table:table-cell office:value-type="string">
            <text:p>5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Table case, folding </text:p>
          </table:table-cell>
          <table:table-cell office:value-type="string">
            <text:p>5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Tarp </text:p>
          </table:table-cell>
          <table:table-cell office:value-type="string">
            <text:p>5 gp </text:p>
          </table:table-cell>
          <table:table-cell office:value-type="string">
            <text:p>30 lb.</text:p>
          </table:table-cell>
          <table:table-cell table:number-columns-repeated="4"/>
        </table:table-row>
        <table:table-row table:style-name="ro1">
          <table:table-cell office:value-type="string">
            <text:p>Tarragon </text:p>
          </table:table-cell>
          <table:table-cell office:value-type="string">
            <text:p>1 gp</text:p>
          </table:table-cell>
          <table:table-cell table:number-columns-repeated="5"/>
        </table:table-row>
        <table:table-row table:style-name="ro1">
          <table:table-cell office:value-type="string">
            <text:p>Teepee </text:p>
          </table:table-cell>
          <table:table-cell office:value-type="string">
            <text:p>60 gp </text:p>
          </table:table-cell>
          <table:table-cell office:value-type="string">
            <text:p>100 lb.</text:p>
          </table:table-cell>
          <table:table-cell table:number-columns-repeated="4"/>
        </table:table-row>
        <table:table-row table:style-name="ro1">
          <table:table-cell office:value-type="string">
            <text:p>Tent, four-person </text:p>
          </table:table-cell>
          <table:table-cell office:value-type="string">
            <text:p>20 gp </text:p>
          </table:table-cell>
          <table:table-cell office:value-type="string">
            <text:p>40 lb.</text:p>
          </table:table-cell>
          <table:table-cell table:number-columns-repeated="4"/>
        </table:table-row>
        <table:table-row table:style-name="ro1">
          <table:table-cell office:value-type="string">
            <text:p>Tent, one-person </text:p>
          </table:table-cell>
          <table:table-cell office:value-type="string">
            <text:p>5 gp </text:p>
          </table:table-cell>
          <table:table-cell office:value-type="string">
            <text:p>10 lb.</text:p>
          </table:table-cell>
          <table:table-cell table:number-columns-repeated="4"/>
        </table:table-row>
        <table:table-row table:style-name="ro1">
          <table:table-cell office:value-type="string">
            <text:p>Tent, pavilion </text:p>
          </table:table-cell>
          <table:table-cell office:value-type="string">
            <text:p>100 gp </text:p>
          </table:table-cell>
          <table:table-cell office:value-type="string">
            <text:p>300 lb.</text:p>
          </table:table-cell>
          <table:table-cell table:number-columns-repeated="4"/>
        </table:table-row>
        <table:table-row table:style-name="ro1">
          <table:table-cell office:value-type="string">
            <text:p>Thieves’ tools, longspoon </text:p>
          </table:table-cell>
          <table:table-cell office:value-type="string">
            <text:p>80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Thieves’ tools, masterwork longspoon </text:p>
          </table:table-cell>
          <table:table-cell office:value-type="string">
            <text:p>150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Thieving helmet 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Thumbscrew</text:p>
          </table:table-cell>
          <table:table-cell office:value-type="string">
            <text:p>1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Thyme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Tobacco </text:p>
          </table:table-cell>
          <table:table-cell office:value-type="string">
            <text:p>5 sp/lb.</text:p>
          </table:table-cell>
          <table:table-cell table:number-columns-repeated="5"/>
        </table:table-row>
        <table:table-row table:style-name="ro1">
          <table:table-cell office:value-type="string">
            <text:p>Toga Peasant </text:p>
          </table:table-cell>
          <table:table-cell office:value-type="string">
            <text:p>8 c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Toga Silk </text:p>
          </table:table-cell>
          <table:table-cell office:value-type="string">
            <text:p>45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Toga Velvet </text:p>
          </table:table-cell>
          <table:table-cell office:value-type="string">
            <text:p>5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Tomatoes </text:p>
          </table:table-cell>
          <table:table-cell office:value-type="string">
            <text:p>1 gp/lb.</text:p>
          </table:table-cell>
          <table:table-cell table:number-columns-repeated="5"/>
        </table:table-row>
        <table:table-row table:style-name="ro1">
          <table:table-cell office:value-type="string">
            <text:p>Tongs, metal </text:p>
          </table:table-cell>
          <table:table-cell office:value-type="string">
            <text:p>3 gp 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Tree stand </text:p>
          </table:table-cell>
          <table:table-cell office:value-type="string">
            <text:p>15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Tree tent, elven </text:p>
          </table:table-cell>
          <table:table-cell office:value-type="string">
            <text:p>3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Triple Weapon Capsule Retainer</text:p>
          </table:table-cell>
          <table:table-cell office:value-type="string">
            <text:p>450 gp</text:p>
          </table:table-cell>
          <table:table-cell table:number-columns-repeated="5"/>
        </table:table-row>
        <table:table-row table:style-name="ro1">
          <table:table-cell office:value-type="string">
            <text:p>Tunic Cotton </text:p>
          </table:table-cell>
          <table:table-cell office:value-type="string">
            <text:p>5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Tunic Sackcloth </text:p>
          </table:table-cell>
          <table:table-cell office:value-type="string">
            <text:p>5 c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Tunic Silk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Tunic Velvet </text:p>
          </table:table-cell>
          <table:table-cell office:value-type="string">
            <text:p>2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Turban </text:p>
          </table:table-cell>
          <table:table-cell office:value-type="string">
            <text:p>2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Turmeric </text:p>
          </table:table-cell>
          <table:table-cell office:value-type="string">
            <text:p>25 gp</text:p>
          </table:table-cell>
          <table:table-cell table:number-columns-repeated="5"/>
        </table:table-row>
        <table:table-row table:style-name="ro1">
          <table:table-cell office:value-type="string">
            <text:p>Twine, roll (50 ft.)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Vanilla </text:p>
          </table:table-cell>
          <table:table-cell office:value-type="string">
            <text:p>75 gp/oz.</text:p>
          </table:table-cell>
          <table:table-cell table:number-columns-repeated="5"/>
        </table:table-row>
        <table:table-row table:style-name="ro1">
          <table:table-cell office:value-type="string">
            <text:p>Vest, knife</text:p>
          </table:table-cell>
          <table:table-cell office:value-type="string">
            <text:p>25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Walnut oil </text:p>
          </table:table-cell>
          <table:table-cell office:value-type="string">
            <text:p>2 gp</text:p>
          </table:table-cell>
          <table:table-cell table:number-columns-repeated="5"/>
        </table:table-row>
        <table:table-row table:style-name="ro1">
          <table:table-cell office:value-type="string">
            <text:p>Walnuts </text:p>
          </table:table-cell>
          <table:table-cell office:value-type="string">
            <text:p>3 sp</text:p>
          </table:table-cell>
          <table:table-cell table:number-columns-repeated="5"/>
        </table:table-row>
        <table:table-row table:style-name="ro1">
          <table:table-cell office:value-type="string">
            <text:p>Walnuts,black </text:p>
          </table:table-cell>
          <table:table-cell office:value-type="string">
            <text:p>100 gp/lb.</text:p>
          </table:table-cell>
          <table:table-cell table:number-columns-repeated="5"/>
        </table:table-row>
        <table:table-row table:style-name="ro1">
          <table:table-cell office:value-type="string">
            <text:p>Wand bracer </text:p>
          </table:table-cell>
          <table:table-cell office:value-type="string">
            <text:p>30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Water, lawful/chaotic </text:p>
          </table:table-cell>
          <table:table-cell office:value-type="string">
            <text:p>2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3" office:value-type="string">
            <text:p>Weapon Capsule Retainer </text:p>
          </table:table-cell>
          <table:table-cell office:value-type="string">
            <text:p>100 gp</text:p>
          </table:table-cell>
          <table:table-cell table:number-columns-repeated="5"/>
        </table:table-row>
        <table:table-row table:style-name="ro1">
          <table:table-cell office:value-type="string">
            <text:p>Wheat </text:p>
          </table:table-cell>
          <table:table-cell office:value-type="string">
            <text:p>1 cp</text:p>
          </table:table-cell>
          <table:table-cell table:number-columns-repeated="5"/>
        </table:table-row>
        <table:table-row table:style-name="ro1">
          <table:table-cell office:value-type="string">
            <text:p>Whip of Obeyance</text:p>
          </table:table-cell>
          <table:table-cell office:value-type="string">
            <text:p>2,000 gp</text:p>
          </table:table-cell>
          <table:table-cell office:value-type="string">
            <text:p>2 lb</text:p>
          </table:table-cell>
          <table:table-cell table:number-columns-repeated="4"/>
        </table:table-row>
        <table:table-row table:style-name="ro1">
          <table:table-cell office:value-type="string">
            <text:p>Wick, candle (50 ft.)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Winch, portable Str 18 </text:p>
          </table:table-cell>
          <table:table-cell office:value-type="string">
            <text:p>20 gp 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Winch, portable Str 20 </text:p>
          </table:table-cell>
          <table:table-cell office:value-type="string">
            <text:p>40 gp </text:p>
          </table:table-cell>
          <table:table-cell office:value-type="string">
            <text:p>40 lb.</text:p>
          </table:table-cell>
          <table:table-cell table:number-columns-repeated="4"/>
        </table:table-row>
        <table:table-row table:style-name="ro1">
          <table:table-cell office:value-type="string">
            <text:p>Winch, portable Str 22 </text:p>
          </table:table-cell>
          <table:table-cell office:value-type="string">
            <text:p>80 gp </text:p>
          </table:table-cell>
          <table:table-cell office:value-type="string">
            <text:p>80 lb.</text:p>
          </table:table-cell>
          <table:table-cell table:number-columns-repeated="4"/>
        </table:table-row>
        <table:table-row table:style-name="ro1">
          <table:table-cell office:value-type="string">
            <text:p>Woodruff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 table:number-rows-repeated="10480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C51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1">2022-07-01</text:date>, <text:time>16:0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2M59S</meta:editing-duration>
    <meta:editing-cycles>18</meta:editing-cycles>
    <meta:generator>OpenOffice/4.1.11$Win32 OpenOffice.org_project/4111m1$Build-9808</meta:generator>
    <dc:date>2022-07-01T16:07:29.79</dc:date>
    <meta:document-statistic meta:table-count="3" meta:cell-count="1384" meta:object-count="0"/>
    <meta:user-defined meta:name="Info 1"/>
    <meta:user-defined meta:name="Info 2"/>
    <meta:user-defined meta:name="Info 3"/>
    <meta:user-defined meta:name="Info 4"/>
  </office:meta>
</office:document-meta>
</file>